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fill="solid" draw:fill-color="#dc2300" draw:textarea-vertical-align="middle"/>
    </style:style>
    <style:style style:name="gr2" style:family="graphic" style:parent-style-name="standard">
      <style:graphic-properties draw:fill="solid" draw:fill-color="#333333" draw:textarea-horizontal-align="justify" draw:textarea-vertical-align="middle" draw:auto-grow-height="false"/>
    </style:style>
    <style:style style:name="gr3" style:family="graphic" style:parent-style-name="objectwithoutfill">
      <style:graphic-properties draw:fill="solid" draw:fill-color="#00ffff" draw:textarea-vertical-align="middle"/>
    </style:style>
    <style:style style:name="gr4" style:family="graphic" style:parent-style-name="standard">
      <style:graphic-properties draw:fill="solid" draw:fill-color="#ffffff" draw:textarea-horizontal-align="justify" draw:textarea-vertical-align="middle" draw:auto-grow-height="false"/>
    </style:style>
    <style:style style:name="gr5" style:family="graphic" style:parent-style-name="objectwithoutfill">
      <style:graphic-properties draw:fill="solid" draw:fill-color="#000000" draw:textarea-vertical-align="middle"/>
    </style:style>
    <style:style style:name="gr6" style:family="graphic" style:parent-style-name="objectwithoutfill">
      <style:graphic-properties draw:fill="solid" draw:fill-color="#ff0000" draw:textarea-vertical-align="middle"/>
    </style:style>
    <style:style style:name="gr7" style:family="graphic" style:parent-style-name="objectwithoutfill">
      <style:graphic-properties draw:fill="solid" draw:fill-color="#ffff99" draw:textarea-vertical-align="middle"/>
    </style:style>
    <style:style style:name="gr8" style:family="graphic" style:parent-style-name="objectwithoutfill">
      <style:graphic-properties draw:fill="solid" draw:fill-color="#ff420e" draw:textarea-vertical-align="middle"/>
    </style:style>
    <style:style style:name="gr9" style:family="graphic" style:parent-style-name="objectwithoutfill">
      <style:graphic-properties draw:fill="none" draw:textarea-vertical-align="middle"/>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standard">
      <style:graphic-properties svg:stroke-width="0.2cm" draw:marker-start-width="0.5cm" draw:marker-end-width="0.5cm" draw:fill="solid" draw:fill-color="#ffff00" draw:textarea-horizontal-align="justify" draw:textarea-vertical-align="middle" draw:auto-grow-height="false" fo:padding-top="0.225cm" fo:padding-bottom="0.225cm" fo:padding-left="0.35cm" fo:padding-right="0.35cm"/>
    </style:style>
    <style:style style:name="gr12" style:family="graphic" style:parent-style-name="standard">
      <style:graphic-properties svg:stroke-width="0.2cm" draw:marker-start-width="0.5cm" draw:marker-end-width="0.5cm" draw:fill="solid" draw:fill-color="#e6e64c" draw:textarea-horizontal-align="justify" draw:textarea-vertical-align="middle" draw:auto-grow-height="false" fo:padding-top="0.225cm" fo:padding-bottom="0.225cm" fo:padding-left="0.35cm" fo:padding-right="0.35cm"/>
    </style:style>
    <style:style style:name="gr13" style:family="graphic" style:parent-style-name="standard">
      <style:graphic-properties svg:stroke-width="0.2cm" draw:marker-start-width="0.5cm" draw:marker-end-width="0.5cm" draw:fill="solid" draw:fill-color="#ffff99" draw:textarea-horizontal-align="justify" draw:textarea-vertical-align="middle" draw:auto-grow-height="false" fo:padding-top="0.225cm" fo:padding-bottom="0.225cm" fo:padding-left="0.35cm" fo:padding-right="0.3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000000"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standard">
      <style:graphic-properties draw:fill="solid" draw:fill-color="#e6e6ff" draw:textarea-horizontal-align="justify" draw:textarea-vertical-align="middle" draw:auto-grow-height="false" draw:shadow="hidden"/>
    </style:style>
    <style:style style:name="gr19" style:family="graphic" style:parent-style-name="standard">
      <style:graphic-properties draw:fill="solid" draw:fill-color="#ff0000" draw:textarea-horizontal-align="justify" draw:textarea-vertical-align="middle" draw:auto-grow-height="false"/>
    </style:style>
    <style:style style:name="gr2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draw:fill="solid" draw:fill-color="#cfe7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1" style:family="graphic" style:parent-style-name="standard">
      <style:graphic-properties draw:stroke="non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3039"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4"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3039"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25"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ffff"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6"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ffffff"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16" dr3d:edge-rounding="0%" dr3d:back-scale="100%" dr3d:end-angle="3600" dr3d:backface-culling="enabled" dr3d:close-front="true" dr3d:close-back="true" dr3d:normals-kind="object" dr3d:normals-direction="inverse" dr3d:texture-filter="enabled" dr3d:diffuse-color="#00b8ff" dr3d:emissive-color="#000000" dr3d:specular-color="#ffffff" dr3d:shininess="20%" dr3d:shadow="hidden"/>
    </style:style>
    <style:style style:name="gr27"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e6ff00"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8"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e6ff00"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4" dr3d:vertical-segments="14" dr3d:edge-rounding="10%" dr3d:back-scale="100%" dr3d:backface-culling="enabled" dr3d:close-front="true" dr3d:close-back="true" dr3d:normals-kind="flat" dr3d:normals-direction="inverse" dr3d:texture-filter="enabled" dr3d:diffuse-color="#00b8ff" dr3d:emissive-color="#330000" dr3d:specular-color="#fffff0" dr3d:shininess="20%" dr3d:shadow="hidden"/>
    </style:style>
    <style:style style:name="gr29"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247599"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0" style:family="graphic" style:parent-style-name="standard">
      <style:graphic-properties draw:stroke="none" draw:stroke-dash="Dash_20_1" svg:stroke-width="0cm" svg:stroke-color="#808080" draw:marker-start="" draw:marker-start-width="0.2cm" draw:marker-start-center="false" draw:marker-end="" draw:marker-end-width="0.2cm" draw:marker-end-center="false" svg:stroke-opacity="100%" draw:stroke-linejoin="round" draw:fill="solid" draw:fill-color="#247599" draw:secondary-fill-color="#cfe7e5" draw:fill-gradient-name="Gradient_20_9" draw:gradient-step-count="0" draw:fill-hatch-name="Hatching_20_9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dr3d:backface-culling="enabled" dr3d:normals-kind="flat" dr3d:normals-direction="inverse" dr3d:texture-filter="enabled" dr3d:diffuse-color="#00b8ff" dr3d:emissive-color="#121e33" dr3d:specular-color="#e6e6ff" dr3d:shininess="2%" dr3d:shadow="hidden"/>
    </style:style>
    <style:style style:name="gr31"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draw:fill="solid" draw:fill-color="#0047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fill="solid" draw:fill-color="#0047ff"/>
    </style:style>
    <style:style style:name="gr33" style:family="graphic" style:parent-style-name="standard">
      <style:graphic-properties draw:stroke="none" draw:fill="solid" draw:fill-color="#cccccc" draw:textarea-vertical-align="middle"/>
    </style:style>
    <style:style style:name="gr34" style:family="graphic" style:parent-style-name="standard">
      <style:graphic-properties draw:textarea-vertical-align="middle"/>
    </style:style>
    <style:style style:name="gr35" style:family="graphic" style:parent-style-name="standard">
      <style:graphic-properties draw:stroke="none" draw:fill="solid" draw:fill-color="#666600" draw:textarea-vertical-align="middle"/>
    </style:style>
    <style:style style:name="gr36" style:family="graphic" style:parent-style-name="standard">
      <style:graphic-properties draw:stroke="none" draw:fill="solid" draw:fill-color="#b3b3b3" draw:textarea-vertical-align="middle"/>
    </style:style>
    <style:style style:name="gr37" style:family="graphic" style:parent-style-name="standard">
      <style:graphic-properties draw:stroke="none" draw:fill="solid" draw:fill-color="#ffffff" draw:textarea-vertical-align="middle"/>
    </style:style>
    <style:style style:name="gr38" style:family="graphic" style:parent-style-name="standard">
      <style:graphic-properties draw:stroke="none" draw:textarea-vertical-align="middle"/>
    </style:style>
    <style:style style:name="gr39" style:family="graphic" style:parent-style-name="standard">
      <style:graphic-properties draw:stroke="none" draw:fill="solid" draw:fill-color="#000000" draw:opacity="50%" draw:textarea-vertical-align="middle" draw:shadow-opacity="50%"/>
    </style:style>
    <style:style style:name="gr40" style:family="graphic" style:parent-style-name="standard">
      <style:graphic-properties draw:fill="gradient" draw:fill-color="#ffffff" draw:fill-gradient-name="Gradient_20_4" draw:textarea-horizontal-align="justify" draw:textarea-vertical-align="middle" draw:auto-grow-height="false"/>
    </style:style>
    <style:style style:name="gr41" style:family="graphic" style:parent-style-name="standard">
      <style:graphic-properties draw:stroke="none" draw:fill="solid" draw:fill-color="#000000" draw:textarea-horizontal-align="justify" draw:textarea-vertical-align="middle" draw:auto-grow-height="false"/>
    </style:style>
    <style:style style:name="gr42" style:family="graphic" style:parent-style-name="standard">
      <style:graphic-properties draw:fill="solid" draw:fill-color="#e6ff00" draw:textarea-horizontal-align="justify" draw:textarea-vertical-align="middle" draw:auto-grow-height="false"/>
    </style:style>
    <style:style style:name="gr43" style:family="graphic" style:parent-style-name="objectwithoutfill">
      <style:graphic-properties svg:stroke-width="0.1cm" svg:stroke-color="#ffffff" draw:marker-start-width="0.35cm" draw:marker-end-width="0.35cm" draw:fill="none" draw:fill-color="#ffffff" draw:textarea-vertical-align="middle" fo:padding-top="0.175cm" fo:padding-bottom="0.175cm" fo:padding-left="0.3cm" fo:padding-right="0.3cm"/>
    </style:style>
    <style:style style:name="gr44" style:family="graphic" style:parent-style-name="objectwithoutfill">
      <style:graphic-properties svg:stroke-width="0.1cm" svg:stroke-color="#000000" draw:marker-start-width="0.35cm" draw:marker-end-width="0.35cm" draw:fill="none" draw:fill-color="#ffffff" draw:textarea-vertical-align="middle" fo:padding-top="0.175cm" fo:padding-bottom="0.175cm" fo:padding-left="0.3cm" fo:padding-right="0.3cm"/>
    </style:style>
    <style:style style:name="gr45" style:family="graphic" style:parent-style-name="standard">
      <style:graphic-properties svg:stroke-color="#ffffff" draw:fill="solid" draw:fill-color="#000000" draw:textarea-horizontal-align="justify" draw:textarea-vertical-align="middle" draw:auto-grow-height="false"/>
    </style:style>
    <style:style style:name="gr46" style:family="graphic" style:parent-style-name="standard">
      <style:graphic-properties draw:fill="solid" draw:fill-color="#0099ff" draw:textarea-horizontal-align="justify" draw:textarea-vertical-align="middle" draw:auto-grow-height="false"/>
    </style:style>
    <style:style style:name="gr47" style:family="graphic" style:parent-style-name="standard">
      <style:graphic-properties draw:fill="solid" draw:fill-color="#0000ff" draw:textarea-vertical-align="middle"/>
    </style:style>
    <style:style style:name="gr48" style:family="graphic" style:parent-style-name="standard">
      <style:graphic-properties draw:fill="solid" draw:fill-color="#ff0000" draw:textarea-vertical-align="middle"/>
    </style:style>
    <style:style style:name="gr49" style:family="graphic" style:parent-style-name="standard">
      <style:graphic-properties draw:fill="gradient" draw:fill-color="#579d1c" draw:fill-gradient-name="Gradient_20_5" draw:textarea-horizontal-align="justify" draw:textarea-vertical-align="middle" draw:auto-grow-height="false"/>
    </style:style>
    <style:style style:name="gr50" style:family="graphic" style:parent-style-name="standard">
      <style:graphic-properties svg:stroke-width="0.1cm" svg:stroke-color="#000000"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gr51" style:family="graphic" style:parent-style-name="standard">
      <style:graphic-properties svg:stroke-width="0.1cm" svg:stroke-color="#000000" draw:marker-start-width="0.35cm" draw:marker-end-width="0.35cm" draw:fill="solid" draw:fill-color="#ff9966" draw:textarea-horizontal-align="justify" draw:textarea-vertical-align="middle" draw:auto-grow-height="false" fo:padding-top="0.175cm" fo:padding-bottom="0.175cm" fo:padding-left="0.3cm" fo:padding-right="0.3cm"/>
    </style:style>
    <style:style style:name="gr52" style:family="graphic" style:parent-style-name="standard">
      <style:graphic-properties draw:stroke="none" draw:stroke-dash="Dash_20_1" svg:stroke-width="0cm" draw:stroke-linejoin="none" draw:fill="solid" draw:fill-color="#eb613d" draw:textarea-horizontal-align="center" draw:textarea-vertical-align="middle"/>
    </style:style>
    <style:style style:name="gr53" style:family="graphic" style:parent-style-name="standard">
      <style:graphic-properties draw:stroke="solid" draw:stroke-dash="Dash_20_1" svg:stroke-width="0cm" svg:stroke-color="#000000" draw:stroke-linejoin="none" draw:fill="solid" draw:fill-color="#eb613d" draw:textarea-horizontal-align="center" draw:textarea-vertical-align="middle"/>
    </style:style>
    <style:style style:name="gr54" style:family="graphic" style:parent-style-name="standard">
      <style:graphic-properties draw:stroke="none" draw:stroke-dash="Dash_20_1" svg:stroke-width="0cm" svg:stroke-color="#000000" draw:stroke-linejoin="none" draw:fill="solid" draw:fill-color="#eb613d" draw:textarea-horizontal-align="center" draw:textarea-vertical-align="middle"/>
    </style:style>
    <style:style style:name="gr55" style:family="graphic" style:parent-style-name="standard">
      <style:graphic-properties draw:stroke="none" draw:fill="solid" draw:fill-color="#ff420e" draw:textarea-horizontal-align="justify" draw:textarea-vertical-align="middle" draw:auto-grow-height="false"/>
    </style:style>
    <style:style style:name="gr56" style:family="graphic" style:parent-style-name="standard">
      <style:graphic-properties draw:stroke="none" draw:fill="solid" draw:fill-color="#663300" draw:textarea-horizontal-align="justify" draw:textarea-vertical-align="middle" draw:auto-grow-height="false"/>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fill="solid" draw:fill-color="#0099ff" draw:textarea-vertical-align="middle"/>
    </style:style>
    <style:style style:name="gr59" style:family="graphic" style:parent-style-name="standard">
      <style:graphic-properties draw:fill="solid" draw:fill-color="#b80047" draw:textarea-horizontal-align="justify" draw:textarea-vertical-align="middle" draw:auto-grow-height="false"/>
    </style:style>
    <style:style style:name="gr60" style:family="graphic" style:parent-style-name="standard">
      <style:graphic-properties draw:fill="solid" draw:fill-color="#ffff99" draw:textarea-horizontal-align="justify" draw:textarea-vertical-align="middle" draw:auto-grow-height="false"/>
    </style:style>
    <style:style style:name="gr61" style:family="graphic" style:parent-style-name="standard">
      <style:graphic-properties draw:fill="solid" draw:fill-color="#ff00ff" fo:min-height="0.324cm" fo:min-width="0.073cm"/>
    </style:style>
    <style:style style:name="gr62" style:family="graphic" style:parent-style-name="standard">
      <style:graphic-properties draw:fill="solid" draw:fill-color="#ff3333" fo:min-height="0.324cm" fo:min-width="0.073cm"/>
    </style:style>
    <style:style style:name="gr63" style:family="graphic" style:parent-style-name="standard">
      <style:graphic-properties draw:fill="solid" draw:fill-color="#00ae00" draw:textarea-vertical-align="middle"/>
    </style:style>
    <style:style style:name="gr64" style:family="graphic" style:parent-style-name="standard">
      <style:graphic-properties draw:fill="solid" draw:fill-color="#ffff00" draw:textarea-horizontal-align="justify" draw:textarea-vertical-align="middle" draw:auto-grow-height="false" draw:shadow="hidden"/>
    </style:style>
    <style:style style:name="gr65" style:family="graphic" style:parent-style-name="standard">
      <style:graphic-properties draw:fill="solid" draw:fill-color="#00ffff" draw:textarea-horizontal-align="justify" draw:textarea-vertical-align="middle" draw:auto-grow-height="false"/>
    </style:style>
    <style:style style:name="gr66" style:family="graphic" style:parent-style-name="standard">
      <style:graphic-properties draw:fill="solid" draw:fill-color="#ffff99" draw:textarea-horizontal-align="justify" draw:textarea-vertical-align="middle" draw:auto-grow-height="false" draw:shadow="hidden"/>
    </style:style>
    <style:style style:name="P1" style:family="paragraph">
      <style:paragraph-properties fo:text-align="center"/>
    </style:style>
    <style:style style:name="P2" style:family="paragraph">
      <style:text-properties fo:font-family="'MV Boli'" style:font-pitch="variable" fo:font-size="200pt" style:font-size-asian="200pt" style:font-size-complex="200pt"/>
    </style:style>
    <style:style style:name="T1" style:family="text">
      <style:text-properties fo:font-family="'MV Boli'" style:font-pitch="variable" fo:font-size="200pt" style:font-size-asian="200pt" style:font-size-complex="2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polygon draw:style-name="gr1" draw:text-style-name="P1" draw:layer="layout" svg:width="14.889cm" svg:height="16.991cm" draw:transform="skewX (1.17790675198218E-016) rotate (-2.20190738431605) translate (28.0934864833974cm 11.6300835341802cm)" svg:viewBox="0 0 14890 16992" draw:points="4714,12772 8776,14263 12223,16946 14363,16992 14890,16359 3385,615 2192,0 807,2003 0,5813 1071,8127">
          <text:p/>
        </draw:polygon>
        <draw:custom-shape draw:style-name="gr2" draw:text-style-name="P1" draw:layer="layout" svg:width="3.1cm" svg:height="3.1cm" svg:x="8.5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 draw:text-style-name="P1" draw:layer="layout" svg:width="3.079cm" svg:height="2.958cm" draw:transform="rotate (-0.245044226980005) translate (12.3240003598689cm 7.28779193773743cm)" svg:viewBox="0 0 3080 2959" draw:points="2502,212 3080,0 1576,2231 315,2959 0,2935">
          <text:p/>
        </draw:polygon>
        <draw:polygon draw:style-name="gr3" draw:text-style-name="P1" draw:layer="layout" svg:width="4.353cm" svg:height="3.028cm" draw:transform="rotate (-2.38481788992505) translate (19.0985256644845cm 9.25149398278199cm)" svg:viewBox="0 0 4354 3029" draw:points="1959,3021 4152,3029 4354,2670 1236,0 0,1309">
          <text:p/>
        </draw:polygon>
        <draw:polygon draw:style-name="gr3" draw:text-style-name="P1" draw:layer="layout" svg:width="1.884cm" svg:height="3.094cm" draw:transform="rotate (-1.51197873100269) translate (21.9891828679136cm 8.21809187137951cm)" svg:viewBox="0 0 1885 3095" draw:points="0,3095 1703,3095 1885,0 141,699">
          <text:p/>
        </draw:polygon>
        <draw:polygon draw:style-name="gr3" draw:text-style-name="P1" draw:layer="layout" svg:width="2.05cm" svg:height="2.942cm" draw:transform="skewX (0.277856416917497) rotate (0.417308224151844) translate (23.4cm 8.578cm)" svg:viewBox="0 0 2051 2943" draw:points="409,182 0,0 1003,2240 1759,2926 2051,2943">
          <text:p/>
        </draw:polygon>
        <draw:custom-shape draw:style-name="gr4" draw:text-style-name="P1" draw:layer="layout" svg:width="2.1cm" svg:height="2.1cm" svg:x="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3.1cm" svg:height="3.1cm" svg:x="22.3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1cm" svg:height="2.1cm" svg:x="22.8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 draw:text-style-name="P1" draw:layer="layout" svg:width="0.742cm" svg:height="0.592cm" draw:transform="skewX (0.0935496479068961) rotate (-0.202283660306144) translate (11.5722891497232cm 9.66979226116468cm)" svg:viewBox="0 0 743 593" draw:points="649,0 743,0 360,454 72,593 0,588">
          <text:p/>
        </draw:polygon>
        <draw:polygon draw:style-name="gr6" draw:text-style-name="P1" draw:layer="layout" svg:width="1.951cm" svg:height="2.732cm" draw:transform="rotate (-1.35210657152001) translate (8.54822143668356cm 11.8670193594009cm)" svg:viewBox="0 0 1952 2733" draw:points="553,2733 1475,2733 1952,586 955,466 239,0 0,1996">
          <text:p/>
        </draw:polygon>
        <draw:polygon draw:style-name="gr7" draw:text-style-name="P1" draw:layer="layout" svg:width="2.279cm" svg:height="1.339cm" draw:transform="rotate (0.927293431584587) translate (6.5999985708683cm 12.2999989281472cm)" svg:viewBox="0 0 2280 1340" draw:points="0,0 1000,0 2280,1040 1380,1340">
          <text:p/>
        </draw:polygon>
        <draw:polygon draw:style-name="gr8" draw:text-style-name="P1" draw:layer="layout" svg:width="1.095cm" svg:height="0.352cm" draw:transform="rotate (-1.95127810372966) translate (8.81722203827865cm 11.2068883238647cm)" svg:viewBox="0 0 1096 353" draw:points="0,19 854,0 1096,334 241,353">
          <text:p/>
        </draw:polygon>
        <draw:polygon draw:style-name="gr6" draw:text-style-name="P1" draw:layer="layout" svg:width="2.362cm" svg:height="0.708cm" draw:transform="skewX (-1.1077604762408) rotate (-1.40202298812705) translate (26.2262592303052cm 9.99348616739828cm)" svg:viewBox="0 0 2363 709" draw:points="2363,36 1630,0 0,656 799,709">
          <text:p/>
        </draw:polygon>
        <draw:polygon draw:style-name="gr8" draw:text-style-name="P1" draw:layer="layout" svg:width="1.123cm" svg:height="0.489cm" draw:transform="skewX (-0.106465084371654) rotate (1.90136168712262) translate (25.9848386604494cm 12.5472301002515cm)" svg:viewBox="0 0 1124 490" draw:points="1124,198 261,0 0,346 887,490">
          <text:p/>
        </draw:polygon>
        <draw:polygon draw:style-name="gr6" draw:text-style-name="P1" draw:layer="layout" svg:width="1.956cm" svg:height="1.868cm" draw:transform="skewX (0.183957703160202) rotate (1.42645759765497) translate (24.9568926618938cm 13.8725706083115cm)" svg:viewBox="0 0 1957 1869" draw:points="1381,1812 996,1869 0,389 984,309 1690,0 1957,1414">
          <text:p/>
        </draw:polygon>
        <draw:polygon draw:style-name="gr9" draw:text-style-name="P1" draw:layer="layout" svg:width="4.999cm" svg:height="5.399cm" svg:x="13.7cm" svg:y="8.1cm" svg:viewBox="0 0 5000 5400" draw:points="400,5400 4900,5400 5000,0 1900,100 0,1800 0,5300 400,5300">
          <text:p/>
        </draw:polygon>
        <draw:polygon draw:style-name="gr9" draw:text-style-name="P1" draw:layer="layout" svg:width="5.299cm" svg:height="4.699cm" draw:transform="rotate (1.5707963267949) translate (18.8cm 13.4cm)" svg:viewBox="0 0 5300 4700" draw:points="0,100 5300,100 5200,2500 3200,4600 2000,4700 1500,3400 400,3100 0,0">
          <text:p/>
        </draw:polygon>
        <draw:polygon draw:style-name="gr9" draw:text-style-name="P1" draw:layer="layout" svg:width="7.862cm" svg:height="10.368cm" draw:transform="rotate (-0.8621926504852) translate (18.6826385775383cm 5.32947198236915cm)" svg:viewBox="0 0 7863 10369" draw:points="835,10044 1215,10369 7777,2560 7213,1681 7863,0 0,10250">
          <text:p/>
        </draw:polygon>
        <draw:custom-shape draw:style-name="gr10" draw:text-style-name="P1" draw:layer="layout" svg:width="0.9cm" svg:height="0.9cm" svg:x="23.7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9cm" svg:height="0.4cm" svg:x="17.5cm" svg:y="10.6cm">
          <text:p/>
          <draw:enhanced-geometry svg:viewBox="0 0 21600 21600" draw:type="rectangle" draw:enhanced-path="M 0 0 L 21600 0 21600 21600 0 21600 0 0 Z N"/>
        </draw:custom-shape>
        <draw:custom-shape draw:style-name="gr10" draw:text-style-name="P1" draw:layer="layout" svg:width="0.9cm" svg:height="0.4cm" svg:x="21.8cm" svg:y="10.4cm">
          <text:p/>
          <draw:enhanced-geometry svg:viewBox="0 0 21600 21600" draw:type="rectangle" draw:enhanced-path="M 0 0 L 21600 0 21600 21600 0 21600 0 0 Z N"/>
        </draw:custom-shape>
        <draw:polygon draw:style-name="gr6" draw:text-style-name="P1" draw:layer="layout" svg:width="1.073cm" svg:height="0.639cm" draw:transform="rotate (-1.35210657152001) translate (14.2cm 9.2cm)" svg:viewBox="0 0 1074 640" draw:points="575,640 987,629 1074,239 510,11 0,0 11,412">
          <text:p/>
        </draw:polygon>
      </draw:page>
      <draw:page draw:name="page2" draw:style-name="dp1" draw:master-page-name="標準">
        <draw:polygon draw:style-name="gr11" draw:text-style-name="P1" draw:layer="layout" svg:width="6.599cm" svg:height="4.799cm" svg:x="7.6cm" svg:y="11.5cm" svg:viewBox="0 0 6600 4800" draw:points="0,3600 0,0 6600,1200 6600,4800">
          <text:p/>
        </draw:polygon>
        <draw:polygon draw:style-name="gr12" draw:text-style-name="P1" draw:layer="layout" svg:width="10.499cm" svg:height="5.999cm" svg:x="14.2cm" svg:y="10.3cm" svg:viewBox="0 0 10500 6000" draw:points="10500,3600 10500,0 0,2400 0,6000">
          <text:p/>
        </draw:polygon>
        <draw:polygon draw:style-name="gr13" draw:text-style-name="P1" draw:layer="layout" svg:width="17.099cm" svg:height="3.599cm" svg:x="7.6cm" svg:y="9.1cm" svg:viewBox="0 0 17100 3600" draw:points="10500,0 0,2400 6600,3600 17100,1200">
          <text:p/>
        </draw:polygon>
        <draw:custom-shape draw:style-name="gr13" draw:text-style-name="P1" draw:layer="layout" svg:width="2.4cm" svg:height="1.7cm" svg:x="9.9cm" svg:y="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2.4cm" svg:height="1.7cm" svg:x="13.2cm" svg:y="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2.4cm" svg:height="1.7cm" svg:x="16.4cm" svg:y="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2.4cm" svg:height="1.7cm" svg:x="19.6cm" svg:y="9.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2.4cm" svg:height="1.7cm" svg:x="16.4cm" svg:y="9.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 draw:layer="layout" svg:width="2.4cm" svg:height="1.7cm" svg:x="13.1cm" svg:y="10.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age>
      <draw:page draw:name="page3" draw:style-name="dp1" draw:master-page-name="標準">
        <draw:custom-shape draw:style-name="gr14" draw:text-style-name="P1" draw:layer="layout" svg:width="19.4cm" svg:height="4.8cm" svg:x="5.6cm" svg:y="10.7cm">
          <text:p/>
          <draw:enhanced-geometry svg:viewBox="0 0 21600 21600" draw:type="rectangle" draw:enhanced-path="M 0 0 L 21600 0 21600 21600 0 21600 0 0 Z N"/>
        </draw:custom-shape>
        <draw:custom-shape draw:style-name="gr14" draw:text-style-name="P1" draw:layer="layout" svg:width="1.9cm" svg:height="4cm" svg:x="17.3cm" svg:y="10.5cm">
          <text:p/>
          <draw:enhanced-geometry svg:viewBox="0 0 21600 21600" draw:type="rectangle" draw:enhanced-path="M 0 0 L 21600 0 21600 21600 0 21600 0 0 Z N"/>
        </draw:custom-shape>
        <draw:custom-shape draw:style-name="gr14" draw:text-style-name="P1" draw:layer="layout" svg:width="1.9cm" svg:height="4cm" svg:x="19.4cm" svg:y="10.5cm">
          <text:p/>
          <draw:enhanced-geometry svg:viewBox="0 0 21600 21600" draw:type="rectangle" draw:enhanced-path="M 0 0 L 21600 0 21600 21600 0 21600 0 0 Z N"/>
        </draw:custom-shape>
        <draw:custom-shape draw:style-name="gr15" draw:text-style-name="P1" draw:layer="layout" svg:width="19.4cm" svg:height="0.9cm" svg:x="5.6cm" svg:y="14.8cm">
          <text:p/>
          <draw:enhanced-geometry svg:viewBox="0 0 21600 21600" draw:type="rectangle" draw:enhanced-path="M 0 0 L 21600 0 21600 21600 0 21600 0 0 Z N"/>
        </draw:custom-shape>
        <draw:custom-shape draw:style-name="gr15" draw:text-style-name="P1" draw:layer="layout" svg:width="1.6cm" svg:height="1.6cm" svg:x="22.3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6cm" svg:height="1.6cm" svg:x="20.2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2cm" svg:height="0.7cm" svg:x="21cm" svg:y="15.6cm">
          <text:p/>
          <draw:enhanced-geometry svg:viewBox="0 0 21600 21600" draw:type="rectangle" draw:enhanced-path="M 0 0 L 21600 0 21600 21600 0 21600 0 0 Z N"/>
        </draw:custom-shape>
        <draw:custom-shape draw:style-name="gr15" draw:text-style-name="P1" draw:layer="layout" svg:width="1.6cm" svg:height="1.6cm" svg:x="8.9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6cm" svg:height="1.6cm" svg:x="6.8cm" svg:y="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2cm" svg:height="0.7cm" svg:x="7.6cm" svg:y="15.6cm">
          <text:p/>
          <draw:enhanced-geometry svg:viewBox="0 0 21600 21600" draw:type="rectangle" draw:enhanced-path="M 0 0 L 21600 0 21600 21600 0 21600 0 0 Z N"/>
        </draw:custom-shape>
        <draw:custom-shape draw:style-name="gr4" draw:text-style-name="P1" draw:layer="layout" svg:width="1.6cm" svg:height="1.5cm" svg:x="7.3cm" svg:y="11cm">
          <text:p/>
          <draw:enhanced-geometry svg:viewBox="0 0 21600 21600" draw:type="rectangle" draw:enhanced-path="M 0 0 L 21600 0 21600 21600 0 21600 0 0 Z N"/>
        </draw:custom-shape>
        <draw:custom-shape draw:style-name="gr14" draw:text-style-name="P1" draw:layer="layout" svg:width="1.9cm" svg:height="4cm" svg:x="9.2cm" svg:y="10.5cm">
          <text:p/>
          <draw:enhanced-geometry svg:viewBox="0 0 21600 21600" draw:type="rectangle" draw:enhanced-path="M 0 0 L 21600 0 21600 21600 0 21600 0 0 Z N"/>
        </draw:custom-shape>
        <draw:custom-shape draw:style-name="gr4" draw:text-style-name="P1" draw:layer="layout" svg:width="1.6cm" svg:height="1.5cm" svg:x="9.3cm" svg:y="11cm">
          <text:p/>
          <draw:enhanced-geometry svg:viewBox="0 0 21600 21600" draw:type="rectangle" draw:enhanced-path="M 0 0 L 21600 0 21600 21600 0 21600 0 0 Z N"/>
        </draw:custom-shape>
        <draw:custom-shape draw:style-name="gr14" draw:text-style-name="P1" draw:layer="layout" svg:width="1.9cm" svg:height="4cm" svg:x="11.3cm" svg:y="10.5cm">
          <text:p/>
          <draw:enhanced-geometry svg:viewBox="0 0 21600 21600" draw:type="rectangle" draw:enhanced-path="M 0 0 L 21600 0 21600 21600 0 21600 0 0 Z N"/>
        </draw:custom-shape>
        <draw:custom-shape draw:style-name="gr4" draw:text-style-name="P1" draw:layer="layout" svg:width="1.6cm" svg:height="1.5cm" svg:x="11.4cm" svg:y="11cm">
          <text:p/>
          <draw:enhanced-geometry svg:viewBox="0 0 21600 21600" draw:type="rectangle" draw:enhanced-path="M 0 0 L 21600 0 21600 21600 0 21600 0 0 Z N"/>
        </draw:custom-shape>
        <draw:custom-shape draw:style-name="gr4" draw:text-style-name="P1" draw:layer="layout" svg:width="1.6cm" svg:height="1.5cm" svg:x="13.4cm" svg:y="11cm">
          <text:p/>
          <draw:enhanced-geometry svg:viewBox="0 0 21600 21600" draw:type="rectangle" draw:enhanced-path="M 0 0 L 21600 0 21600 21600 0 21600 0 0 Z N"/>
        </draw:custom-shape>
        <draw:custom-shape draw:style-name="gr4" draw:text-style-name="P1" draw:layer="layout" svg:width="1.6cm" svg:height="1.5cm" svg:x="15.5cm" svg:y="11cm">
          <text:p/>
          <draw:enhanced-geometry svg:viewBox="0 0 21600 21600" draw:type="rectangle" draw:enhanced-path="M 0 0 L 21600 0 21600 21600 0 21600 0 0 Z N"/>
        </draw:custom-shape>
        <draw:custom-shape draw:style-name="gr4" draw:text-style-name="P1" draw:layer="layout" svg:width="1.6cm" svg:height="1.5cm" svg:x="17.5cm" svg:y="11cm">
          <text:p/>
          <draw:enhanced-geometry svg:viewBox="0 0 21600 21600" draw:type="rectangle" draw:enhanced-path="M 0 0 L 21600 0 21600 21600 0 21600 0 0 Z N"/>
        </draw:custom-shape>
        <draw:custom-shape draw:style-name="gr4" draw:text-style-name="P1" draw:layer="layout" svg:width="1.6cm" svg:height="1.5cm" svg:x="19.5cm" svg:y="11cm">
          <text:p/>
          <draw:enhanced-geometry svg:viewBox="0 0 21600 21600" draw:type="rectangle" draw:enhanced-path="M 0 0 L 21600 0 21600 21600 0 21600 0 0 Z N"/>
        </draw:custom-shape>
        <draw:custom-shape draw:style-name="gr4" draw:text-style-name="P1" draw:layer="layout" svg:width="1.6cm" svg:height="1.5cm" svg:x="21.5cm" svg:y="11cm">
          <text:p/>
          <draw:enhanced-geometry svg:viewBox="0 0 21600 21600" draw:type="rectangle" draw:enhanced-path="M 0 0 L 21600 0 21600 21600 0 21600 0 0 Z N"/>
        </draw:custom-shape>
        <draw:custom-shape draw:style-name="gr14" draw:text-style-name="P1" draw:layer="layout" svg:width="0.4cm" svg:height="2.9cm" svg:x="5.6cm" svg:y="11.1cm">
          <text:p/>
          <draw:enhanced-geometry svg:viewBox="0 0 21600 21600" draw:type="rectangle" draw:enhanced-path="M 0 0 L 21600 0 21600 21600 0 21600 0 0 Z N"/>
        </draw:custom-shape>
        <draw:custom-shape draw:style-name="gr14" draw:text-style-name="P1" draw:layer="layout" svg:width="0.4cm" svg:height="2.9cm" svg:x="24.5cm" svg:y="11.1cm">
          <text:p/>
          <draw:enhanced-geometry svg:viewBox="0 0 21600 21600" draw:mirror-horizontal="true" draw:type="rectangle" draw:enhanced-path="M 0 0 L 21600 0 21600 21600 0 21600 0 0 Z N"/>
        </draw:custom-shape>
        <draw:custom-shape draw:style-name="gr16" draw:text-style-name="P1" draw:layer="layout" svg:width="18.6cm" svg:height="0.6cm" svg:x="6cm" svg:y="13.1cm">
          <text:p/>
          <draw:enhanced-geometry svg:viewBox="0 0 21600 21600" draw:type="rectangle" draw:enhanced-path="M 0 0 L 21600 0 21600 21600 0 21600 0 0 Z N"/>
        </draw:custom-shape>
        <draw:custom-shape draw:style-name="gr14" draw:text-style-name="P1" draw:layer="layout" svg:width="19.3cm" svg:height="0.9cm" svg:x="5.6cm" svg:y="9.9cm">
          <text:p/>
          <draw:enhanced-geometry svg:viewBox="0 0 21600 21600" draw:type="rectangle" draw:enhanced-path="M 0 0 L 21600 0 21600 21600 0 21600 0 0 Z N"/>
        </draw:custom-shape>
        <draw:custom-shape draw:style-name="gr14" draw:text-style-name="P1" draw:layer="layout" svg:width="3.4cm" svg:height="0.9cm" svg:x="13cm" svg:y="9cm">
          <text:p/>
          <draw:enhanced-geometry svg:viewBox="0 0 21600 21600" draw:type="rectangle" draw:enhanced-path="M 0 0 L 21600 0 21600 21600 0 21600 0 0 Z N"/>
        </draw:custom-shape>
        <draw:custom-shape draw:style-name="gr17" draw:text-style-name="P1" draw:layer="layout" svg:width="3.2cm" svg:height="2.4cm" svg:x="18.5cm" svg:y="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 draw:layer="layout" svg:width="3.2cm" svg:height="0.1cm" svg:x="18.5cm" svg:y="7.5cm">
          <text:p/>
          <draw:enhanced-geometry svg:viewBox="0 0 21600 21600" draw:type="rectangle" draw:enhanced-path="M 0 0 L 21600 0 21600 21600 0 21600 0 0 Z N"/>
        </draw:custom-shape>
        <draw:custom-shape draw:style-name="gr16" draw:text-style-name="P1" draw:layer="layout" svg:width="18.6cm" svg:height="0.6cm" svg:x="6.1cm" svg:y="10.2cm">
          <text:p/>
          <draw:enhanced-geometry svg:viewBox="0 0 21600 21600" draw:type="rectangle" draw:enhanced-path="M 0 0 L 21600 0 21600 21600 0 21600 0 0 Z N"/>
        </draw:custom-shape>
      </draw:page>
      <draw:page draw:name="page4" draw:style-name="dp1" draw:master-page-name="標準">
        <draw:g>
          <draw:path draw:style-name="gr18" draw:text-style-name="P1" draw:layer="layout" svg:width="2.723cm" svg:height="10.399cm" draw:transform="skewX (6.57518490821913E-017) rotate (-0.44366269585696) translate (23.274866787595cm 1.69922551884739cm)" svg:viewBox="0 0 2724 10400" svg:d="m1362 0c-446 0-893 447-893 894 56 822 411 2095 325 2112-99 1002-531 2264-732 3250s154 2261 163 3331c0 447 691 813 1137 813v0c447 0 1138-285 1138-732-71-1375 386-2289 162-3250s-721-2699-731-3412c-61-710 349-1287 326-2112 0-447-448-894-895-894zm-893 0zm1788 10400z">
            <text:p/>
          </draw:path>
          <draw:path draw:style-name="gr19" draw:text-style-name="P1" draw:layer="layout" svg:width="1.218cm" svg:height="0.721cm" draw:transform="rotate (2.7693139241394) translate (23.6177543277749cm 5.56070012439925cm)" svg:viewBox="0 0 1219 722" svg:d="m0 569c0-190 0-380 0-569 0 162 1219 162 1219 0 0 189 0 379 0 569 0 243-1219 162-1219 0z">
            <text:p/>
          </draw:path>
          <draw:custom-shape draw:style-name="gr14" draw:text-style-name="P1" draw:layer="layout" svg:width="2.2cm" svg:height="1.1cm" draw:transform="rotate (-0.482059939400834) translate (19.551cm 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18" draw:text-style-name="P1" draw:layer="layout" svg:width="2.879cm" svg:height="11cm" svg:x="12.3cm" svg:y="3.2cm" svg:viewBox="0 0 2880 11001" svg:d="m1440 0c-473 0-945 473-945 945 59 870 435 2217 343 2235-104 1059-561 2395-773 3437s162 2392 172 3524c0 472 730 860 1203 860v0c473 0 1203-302 1203-774-75-1455 408-2421 172-3438s-763-2856-773-3609c-65-751 368-1362 344-2235 0-472-473-945-946-945zm-945 0zm1891 11001z">
            <text:p/>
          </draw:path>
          <draw:path draw:style-name="gr19" draw:text-style-name="P1" draw:layer="layout" svg:width="1.288cm" svg:height="0.763cm" svg:x="13.052cm" svg:y="6.131cm" svg:viewBox="0 0 1289 764" svg:d="m0 602c0-201 0-402 0-602 0 172 1289 172 1289 0 0 200 0 401 0 602 0 257-1289 171-1289 0z">
            <text:p/>
          </draw:path>
        </draw:g>
        <draw:g>
          <draw:path draw:style-name="gr18" draw:text-style-name="P1" draw:layer="layout" svg:width="2.879cm" svg:height="11cm" svg:x="7.22cm" svg:y="3.399cm" svg:viewBox="0 0 2880 11001" svg:d="m1440 0c-473 0-945 473-945 945 59 870 435 2217 343 2235-104 1059-561 2395-773 3437s162 2392 172 3524c0 472 730 860 1203 860v0c473 0 1203-302 1203-774-75-1455 408-2421 172-3438s-763-2856-773-3609c-65-751 368-1362 344-2235 0-472-473-945-946-945zm-945 0zm1891 11001z">
            <text:p/>
          </draw:path>
          <draw:path draw:style-name="gr19" draw:text-style-name="P1" draw:layer="layout" svg:width="1.288cm" svg:height="0.763cm" svg:x="7.972cm" svg:y="6.33cm" svg:viewBox="0 0 1289 764" svg:d="m0 602c0-201 0-402 0-602 0 172 1289 172 1289 0 0 200 0 401 0 602 0 257-1289 171-1289 0z">
            <text:p/>
          </draw:path>
        </draw:g>
        <draw:g>
          <draw:path draw:style-name="gr18" draw:text-style-name="P1" draw:layer="layout" svg:width="3.351cm" svg:height="12.8cm" svg:x="9cm" svg:y="5cm" svg:viewBox="0 0 3352 12801" svg:d="m1676 0c-550 0-1100 550-1100 1100 69 1012 506 2579 400 2600-122 1233-653 2787-900 4000s189 2783 200 4100c0 550 850 1001 1400 1001v0c550 0 1400-351 1400-901-87-1693 475-2817 200-4000s-888-3323-900-4200c-75-874 429-1584 401-2600 0-550-551-1100-1101-1100zm-1100 0zm2201 12801z">
            <text:p/>
          </draw:path>
          <draw:path draw:style-name="gr19" draw:text-style-name="P1" draw:layer="layout" svg:width="1.499cm" svg:height="0.888cm" svg:x="9.876cm" svg:y="8.411cm" svg:viewBox="0 0 1500 889" svg:d="m0 700c0-233 0-467 0-700 0 200 1500 200 1500 0 0 233 0 467 0 700 0 300-1500 200-1500 0z">
            <text:p/>
          </draw:path>
        </draw:g>
        <dr3d:scene draw:style-name="gr20" svg:width="5.6cm" svg:height="5.6cm" svg:x="13.3cm" svg:y="8.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1" draw:layer="layout"/>
        </dr3d:scene>
        <draw:custom-shape draw:style-name="gr16" draw:text-style-name="P1" draw:layer="layout" svg:width="2.6cm" svg:height="2.5cm" svg:x="17.441cm" svg:y="6.9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2" draw:text-style-name="P2" draw:layer="layout" svg:width="20.966cm" svg:height="11.622cm" svg:x="4.7cm" svg:y="9.9cm">
          <draw:text-box>
            <text:p><text:span text:style-name="T1">GAME</text:span></text:p>
          </draw:text-box>
        </draw:frame>
      </draw:page>
      <draw:page draw:name="page5" draw:style-name="dp1" draw:master-page-name="標準">
        <dr3d:scene draw:style-name="gr23" svg:width="5.6cm" svg:height="5.6cm" svg:x="11.8cm" svg:y="6.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4" draw:layer="layout"/>
        </dr3d:scene>
        <dr3d:scene draw:style-name="gr25" svg:width="7.9cm" svg:height="6.5cm" svg:x="17.1cm" svg:y="12cm" dr3d:vrp="(0 0 16885.7142857143)" dr3d:vpn="(0 0 14285.7142857143)" dr3d:projection="parallel"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6" draw:layer="layout" dr3d:transform="matrix (0.689247226751429 0.192379455763466 -0.140753992458836 -0.000214086045184273 0.329443174222684 0.749785656437919 0.179235073591283 -0.739400355785505 0.54216407344446 -0.00455224028288649cm 2.47862751852692cm -0.00149905206507901cm)" svg:viewBox="0 -5000 2500 10000" svg:d="m0-5000h250 250 500 500 500 250 250v10000h-250-250-500-500-500-250-250z"/>
        </dr3d:scene>
        <dr3d:scene draw:style-name="gr27" svg:width="6.2cm" svg:height="6.2cm" svg:x="11.4cm" svg:y="11.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 5000 125-500 125-500 250-1000 500-2000 500-2000 500-2000 500-2000h-500-500-500-500-250-250z"/>
        </dr3d:scene>
        <dr3d:scene draw:style-name="gr29" svg:width="6.784cm" svg:height="6.347cm" svg:x="4.4cm" svg:y="10.953cm" dr3d:transform="matrix (0.976761969044937 0.184023761299847 -0.109869518541376 -0.10798046527386 0.865339643453793 0.489415488707196 0.185138529071335 -0.466178674699219 0.865101825399174 -1.01836960707961E-051cm -2.1130754114725E-051cm -3.86095018346494E-052cm)" dr3d:vrp="(0 0 16885.7142857143)" dr3d:vpn="(0 0 14285.7142857143)" dr3d:projection="parallel"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0" draw:layer="layout"/>
        </dr3d:scene>
      </draw:page>
      <draw:page draw:name="page6" draw:style-name="dp1" draw:master-page-name="標準">
        <dr3d:scene draw:style-name="gr31" svg:width="17.18cm" svg:height="15.702cm" svg:x="7.32cm" svg:y="4.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transform="matrix (1 0 0 0 1 0 0 0 1 4.31817134685536cm 0.216798095930193cm 0cm)"/>
        </dr3d:scene>
        <draw:polygon draw:style-name="gr33" draw:text-style-name="P1" draw:layer="layout" svg:width="6.699cm" svg:height="1.899cm" svg:x="10.2cm" svg:y="7.8cm" svg:viewBox="0 0 6700 1900" draw:points="0,0 2100,700 3700,700 5800,400 6700,300 5800,900 5600,1300 5800,1300 4700,1900">
          <text:p/>
        </draw:polygon>
        <draw:polygon draw:style-name="gr34" draw:text-style-name="P1" draw:layer="layout" svg:width="0.599cm" svg:height="0cm" svg:x="1cm" svg:y="16.7cm" svg:viewBox="0 0 600 0" draw:points="600,0 400,0 0,0">
          <text:p/>
        </draw:polygon>
        <draw:polygon draw:style-name="gr35" draw:text-style-name="P1" draw:layer="layout" svg:width="6.399cm" svg:height="6.299cm" svg:x="8.6cm" svg:y="7.8cm" svg:viewBox="0 0 6400 6300" draw:points="6400,2100 5400,3200 5100,2900 4700,3500 3800,3800 4000,4500 3500,5200 2000,6300 1900,4900 500,3900 0,2400 200,2000 200,1400 700,900 1200,400 1300,100 1600,0">
          <text:p/>
        </draw:polygon>
        <draw:polygon draw:style-name="gr36" draw:text-style-name="P1" draw:layer="layout" svg:width="3.399cm" svg:height="2.899cm" svg:x="17.4cm" svg:y="6.8cm" svg:viewBox="0 0 3400 2900" draw:points="900,200 0,1000 700,1200 0,1500 1200,1600 2200,1800 2600,2100 3000,2300 3300,2600 3400,2900 2700,1200 1000,0 1000,200">
          <text:p/>
        </draw:polygon>
        <draw:polygon draw:style-name="gr37" draw:text-style-name="P1" draw:layer="layout" svg:width="5.199cm" svg:height="1.599cm" svg:x="12.1cm" svg:y="6cm" svg:viewBox="0 0 5200 1600" draw:points="800,200 3100,0 4500,400 5200,1200 4700,1400 4100,1400 3600,1600 3000,1500 2000,1300 1000,1000 0,600">
          <text:p/>
        </draw:polygon>
        <draw:polygon draw:style-name="gr38" draw:text-style-name="P1" draw:layer="layout" svg:width="0.899cm" svg:height="1.899cm" svg:x="11.3cm" svg:y="9cm" svg:viewBox="0 0 900 1900" draw:points="0,0 900,1300 700,1900">
          <text:p/>
        </draw:polygon>
        <draw:polygon draw:style-name="gr38" draw:text-style-name="P1" draw:layer="layout" svg:width="7.399cm" svg:height="5.499cm" svg:x="9cm" svg:y="6.6cm" svg:viewBox="0 0 7400 5500" draw:points="1500,2900 2700,4700 1800,3700 2600,4900 1500,3900 2200,5100 1500,4500 1700,5400 1000,4500 800,5500 0,4100 500,3000 400,2300 1100,1800 1400,1600 1800,900 2900,200 3300,0 2900,1500 2900,1900 2700,2500 3200,2800 3900,3000 4600,3400 5300,3300 6100,3300 6900,3000 7400,3000 6200,3900 4800,3600 3800,3200 3600,3100 2800,2800 1900,2500 1800,2200 1900,2500">
          <text:p/>
        </draw:polygon>
        <draw:polygon draw:style-name="gr38" draw:text-style-name="P1" draw:layer="layout" svg:width="1.399cm" svg:height="1.599cm" svg:x="13.6cm" svg:y="12.6cm" svg:viewBox="0 0 1400 1600" draw:points="0,1600 200,200 1200,0 1400,0">
          <text:p/>
        </draw:polygon>
        <draw:polygon draw:style-name="gr38" draw:text-style-name="P1" draw:layer="layout" svg:width="3.699cm" svg:height="2.299cm" svg:x="13.1cm" svg:y="12.5cm" svg:viewBox="0 0 3700 2300" draw:points="1500,200 2100,600 2300,1000 1700,1400 900,1400 800,1000 900,500 1000,900 1500,1200 1900,900 1500,500 1200,300 1700,0 2600,100 3100,600 2900,1600 2300,2200 1300,2300 400,2000 100,1700 0,1200 200,1500 700,1900 1500,2000 2000,1900 2300,1600 2300,1100 2600,700 2600,500 2300,400 1700,300 1600,300 2900,300 3300,1000 3300,1500 2700,1900 2300,2200 3300,2200 3700,1800 3700,1200 3600,700 3300,300 2700,0 2300,0 1800,100 1500,300 1300,500">
          <text:p/>
        </draw:polygon>
        <draw:polygon draw:style-name="gr39" draw:text-style-name="P1" draw:layer="layout" svg:width="9.099cm" svg:height="12.799cm" svg:x="8cm" svg:y="6.2cm" svg:viewBox="0 0 9100 12800" draw:points="2100,2000 4000,500 5000,0 3200,2500 2800,4400 2400,6900 2800,9200 3700,9800 5000,10300 6600,11100 8100,11600 9000,11800 9100,12200 6800,12800 4600,12300 2900,11400 1900,10600 1100,9600 0,6800 1000,3000">
          <text:p/>
        </draw:polygon>
        <draw:polygon draw:style-name="gr38" draw:text-style-name="P1" draw:layer="layout" svg:width="7.399cm" svg:height="5.499cm" draw:transform="rotate (-3.02273573152898) translate (21.185983359202cm 18.2088623706731cm)" svg:viewBox="0 0 7400 5500" draw:points="1500,2900 2700,4700 1800,3700 2600,4900 1500,3900 2200,5100 1500,4500 1700,5400 1000,4500 800,5500 0,4100 500,3000 400,2300 1100,1800 1400,1600 1800,900 2900,200 3300,0 2900,1500 2900,1900 2700,2500 3200,2800 3900,3000 4600,3400 5300,3300 6100,3300 6900,3000 7400,3000 6200,3900 4800,3600 3800,3200 3600,3100 2800,2800 1900,2500 1800,2200 1900,2500">
          <text:p/>
        </draw:polygon>
      </draw:page>
      <draw:page draw:name="page7" draw:style-name="dp1" draw:master-page-name="標準">
        <draw:g>
          <draw:custom-shape draw:style-name="gr40" draw:text-style-name="P1" draw:layer="layout" svg:width="8.5cm" svg:height="5.9cm" draw:transform="skewX (7.42616322372097E-017) rotate (-0.525867703625892) translate (21.262cm 6.4cm)">
            <text:p/>
            <draw:enhanced-geometry svg:viewBox="0 0 21600 21600" draw:type="rectangle" draw:enhanced-path="M 0 0 L 21600 0 21600 21600 0 21600 0 0 Z N"/>
          </draw:custom-shape>
          <draw:custom-shape draw:style-name="gr15" draw:text-style-name="P1" draw:layer="layout" svg:width="3.4cm" svg:height="3.4cm" draw:transform="rotate (-0.525867703625892) translate (22.808cm 8.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9cm" svg:height="1.9cm" draw:transform="rotate (-0.385194165915149) translate (23.048cm 8.20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 draw:layer="layout" svg:width="0.6cm" svg:height="0.6cm" draw:transform="rotate (-0.525867703625892) translate (22.423cm 1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0.55cm" svg:height="0.55cm" draw:transform="rotate (-0.525867703625892) translate (23.744cm 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3" draw:text-style-name="P1" draw:layer="layout" svg:width="0.606cm" svg:height="0.603cm" draw:transform="rotate (0.219038821125288) translate (22.4422622798198cm 12.1357538711845cm)" svg:viewBox="0 0 607 604" draw:points="0,0 561,0 607,604">
            <text:p/>
          </draw:polyline>
          <draw:line draw:style-name="gr44" draw:text-style-name="P1" draw:layer="layout" svg:x1="23.651cm" svg:y1="12.643cm" svg:x2="24.365cm" svg:y2="13.404cm">
            <text:p/>
          </draw:line>
          <draw:line draw:style-name="gr44" draw:text-style-name="P1" draw:layer="layout" svg:x1="23.888cm" svg:y1="12.434cm" svg:x2="24.789cm" svg:y2="13.073cm">
            <text:p/>
          </draw:line>
          <draw:line draw:style-name="gr44" draw:text-style-name="P1" draw:layer="layout" svg:x1="23.989cm" svg:y1="12.261cm" svg:x2="24.868cm" svg:y2="12.54cm">
            <text:p/>
          </draw:line>
          <draw:line draw:style-name="gr44" draw:text-style-name="P1" draw:layer="layout" svg:x1="21.971cm" svg:y1="11.553cm" svg:x2="21.028cm" svg:y2="11.352cm">
            <text:p/>
          </draw:line>
          <draw:line draw:style-name="gr44" draw:text-style-name="P1" draw:layer="layout" svg:x1="22.043cm" svg:y1="11.247cm" svg:x2="21.121cm" svg:y2="10.827cm">
            <text:p/>
          </draw:line>
          <draw:line draw:style-name="gr44" draw:text-style-name="P1" draw:layer="layout" svg:x1="22.143cm" svg:y1="11.074cm" svg:x2="21.53cm" svg:y2="10.487cm">
            <text:p/>
          </draw:line>
          <draw:polyline draw:style-name="gr43" draw:text-style-name="P1" draw:layer="layout" svg:width="0.187cm" svg:height="0.783cm" draw:transform="rotate (0.219736952826086) translate (22.950092794388cm 11.8377744242133cm)" svg:viewBox="0 0 188 784" draw:points="188,0 0,180 47,784">
            <text:p/>
          </draw:polyline>
          <draw:custom-shape draw:style-name="gr41" draw:text-style-name="P1" draw:layer="layout" svg:width="1.468cm" svg:height="1.901cm" draw:transform="rotate (0.666541241336634) translate (23.788cm 9.936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1" draw:layer="layout" svg:width="0.3cm" svg:height="0.3cm" draw:transform="rotate (-0.525867703625892) translate (22.496cm 11.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3cm" svg:height="0.3cm" draw:transform="rotate (-0.525867703625892) translate (23.793cm 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4" draw:text-style-name="P1" draw:layer="layout" svg:width="0.599cm" svg:height="0cm" svg:x="1cm" svg:y="16.7cm" svg:viewBox="0 0 600 0" draw:points="600,0 400,0 0,0">
          <text:p/>
        </draw:polygon>
        <draw:g>
          <draw:custom-shape draw:style-name="gr46" draw:text-style-name="P1" draw:layer="layout" svg:width="14.1cm" svg:height="9.7cm" draw:transform="rotate (0.253421807389577) translate (1.5cm 9.41cm)">
            <text:p/>
            <draw:enhanced-geometry svg:viewBox="0 0 21600 21600" draw:type="rectangle" draw:enhanced-path="M 0 0 L 21600 0 21600 21600 0 21600 0 0 Z N"/>
          </draw:custom-shape>
          <draw:polygon draw:style-name="gr4" draw:text-style-name="P1" draw:layer="layout" svg:width="9.999cm" svg:height="3.599cm" draw:transform="rotate (0.253421807389577) translate (4.12439968569489cm 9.97041873738835cm)" svg:viewBox="0 0 10000 3600" draw:points="0,3600 0,0 10000,0 8500,1700 10000,3600">
            <text:p/>
          </draw:polygon>
          <draw:custom-shape draw:style-name="gr4" draw:text-style-name="P1" draw:layer="layout" svg:width="2.2cm" svg:height="2.2cm" draw:transform="rotate (0.253421807389577) translate (4.465cm 10.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cm" svg:height="1.2cm" draw:transform="rotate (0.253421807389577) translate (4.856cm 10.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7" draw:text-style-name="P1" draw:layer="layout" svg:width="1.212cm" svg:height="3.599cm" draw:transform="rotate (0.253421807389577) translate (7.12538625078744cm 9.19319313556218cm)" svg:viewBox="0 0 1213 3600" svg:d="m800 0h-800c700 900 600 2900 100 3600h700c600-300 500-3400 0-3600z">
            <text:p/>
          </draw:path>
          <draw:path draw:style-name="gr47" draw:text-style-name="P1" draw:layer="layout" svg:width="1.212cm" svg:height="1.499cm" draw:transform="rotate (0.253421807389577) translate (8.49315751722807cm 8.94225337645778cm)" svg:viewBox="0 0 1213 1500" svg:d="m800 0h-800c700 375 600 1208 100 1500h700c600-125 500-1417 0-1500z">
            <text:p/>
          </draw:path>
          <draw:path draw:style-name="gr47" draw:text-style-name="P1" draw:layer="layout" svg:width="1.212cm" svg:height="1.499cm" draw:transform="rotate (0.253421807389577) translate (8.75994139187116cm 10.3193500920992cm)" svg:viewBox="0 0 1213 1500" svg:d="m800 0h-800c700 375 600 1208 100 1500h700c600-125 500-1417 0-1500z">
            <text:p/>
          </draw:path>
          <draw:path draw:style-name="gr47" draw:text-style-name="P1" draw:layer="layout" svg:width="1.212cm" svg:height="1.499cm" draw:transform="rotate (0.253421807389577) translate (9.9877253652692cm 10.7244618231895cm)" svg:viewBox="0 0 1213 1500" svg:d="m800 0h-800c700 375 600 1208 100 1500h700c600-125 500-1417 0-1500z">
            <text:p/>
          </draw:path>
          <draw:path draw:style-name="gr47" draw:text-style-name="P1" draw:layer="layout" svg:width="1.212cm" svg:height="1.499cm" draw:transform="rotate (0.253421807389577) translate (9.62423324352951cm 9.26911221658863cm)" svg:viewBox="0 0 1213 1500" svg:d="m800 0h-800c700 375 600 1208 100 1500h700c600-125 500-1417 0-1500z">
            <text:p/>
          </draw:path>
          <draw:path draw:style-name="gr47" draw:text-style-name="P1" draw:layer="layout" svg:width="1.212cm" svg:height="1.499cm" draw:transform="rotate (0.253421807389577) translate (10.3324718635751cm 8.46588929791917cm)" svg:viewBox="0 0 1213 1500" svg:d="m800 0h-800c700 375 600 1208 100 1500h700c600-125 500-1417 0-1500z">
            <text:p/>
          </draw:path>
          <draw:path draw:style-name="gr47" draw:text-style-name="P1" draw:layer="layout" svg:width="1.212cm" svg:height="1.499cm" draw:transform="rotate (0.253421807389577) translate (10.5992557382182cm 9.8429860135606cm)" svg:viewBox="0 0 1213 1500" svg:d="m800 0h-800c700 375 600 1208 100 1500h700c600-125 500-1417 0-1500z">
            <text:p/>
          </draw:path>
          <draw:path draw:style-name="gr47" draw:text-style-name="P1" draw:layer="layout" svg:width="1.212cm" svg:height="1.499cm" draw:transform="rotate (0.253421807389577) translate (11.8270397116162cm 10.2480977446508cm)" svg:viewBox="0 0 1213 1500" svg:d="m800 0h-800c700 375 600 1208 100 1500h700c600-125 500-1417 0-1500z">
            <text:p/>
          </draw:path>
          <draw:path draw:style-name="gr47" draw:text-style-name="P1" draw:layer="layout" svg:width="1.212cm" svg:height="1.499cm" draw:transform="rotate (0.253421807389577) translate (11.4635475898766cm 8.79274813805001cm)" svg:viewBox="0 0 1213 1500" svg:d="m800 0h-800c700 375 600 1208 100 1500h700c600-125 500-1417 0-1500z">
            <text:p/>
          </draw:path>
          <draw:polygon draw:style-name="gr4" draw:text-style-name="P1" draw:layer="layout" svg:width="8.399cm" svg:height="3.023cm" draw:transform="rotate (0.253421807389577) translate (5.2275586044159cm 14.2298835394552cm)" svg:viewBox="0 0 8400 3024" draw:points="0,3024 0,0 8400,0 7140,1428 8400,3024">
            <text:p/>
          </draw:polygon>
          <draw:custom-shape draw:style-name="gr4" draw:text-style-name="P1" draw:layer="layout" svg:width="1.848cm" svg:height="1.848cm" draw:transform="rotate (0.253421807389577) translate (5.514cm 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008cm" svg:height="1.008cm" draw:transform="rotate (0.253421807389577) translate (5.842cm 14.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8" draw:text-style-name="P1" draw:layer="layout" svg:width="1.018cm" svg:height="3.023cm" draw:transform="rotate (0.253421807389577) translate (7.74838731909364cm 13.5770140339212cm)" svg:viewBox="0 0 1019 3024" svg:d="m672 0h-672c588 756 504 2436 84 3024h588c504-252 420-2856 0-3024z">
            <text:p/>
          </draw:path>
          <draw:path draw:style-name="gr48" draw:text-style-name="P1" draw:layer="layout" svg:width="1.018cm" svg:height="1.259cm" draw:transform="rotate (0.253421807389577) translate (8.89731518290378cm 13.3662246362735cm)" svg:viewBox="0 0 1019 1260" svg:d="m672 0h-672c588 315 504 1015 84 1260h588c504-105 420-1190 0-1260z">
            <text:p/>
          </draw:path>
          <draw:path draw:style-name="gr48" draw:text-style-name="P1" draw:layer="layout" svg:width="1.018cm" svg:height="1.259cm" draw:transform="rotate (0.253421807389577) translate (9.12141363760397cm 14.5229858774123cm)" svg:viewBox="0 0 1019 1260" svg:d="m672 0h-672c588 315 504 1015 84 1260h588c504-105 420-1190 0-1260z">
            <text:p/>
          </draw:path>
          <draw:path draw:style-name="gr48" draw:text-style-name="P1" draw:layer="layout" svg:width="1.018cm" svg:height="1.259cm" draw:transform="rotate (0.253421807389577) translate (10.1527521752583cm 14.8632797315281cm)" svg:viewBox="0 0 1019 1260" svg:d="m672 0h-672c588 315 504 1015 84 1260h588c504-105 420-1190 0-1260z">
            <text:p/>
          </draw:path>
          <draw:path draw:style-name="gr48" draw:text-style-name="P1" draw:layer="layout" svg:width="1.018cm" svg:height="1.259cm" draw:transform="rotate (0.253421807389577) translate (9.84741879299698cm 13.6407860619834cm)" svg:viewBox="0 0 1019 1260" svg:d="m672 0h-672c588 315 504 1015 84 1260h588c504-105 420-1190 0-1260z">
            <text:p/>
          </draw:path>
          <draw:path draw:style-name="gr48" draw:text-style-name="P1" draw:layer="layout" svg:width="1.018cm" svg:height="1.259cm" draw:transform="rotate (0.253421807389577) translate (10.4423392338353cm 12.9660788103011cm)" svg:viewBox="0 0 1019 1260" svg:d="m672 0h-672c588 315 504 1015 84 1260h588c504-105 420-1190 0-1260z">
            <text:p/>
          </draw:path>
          <draw:path draw:style-name="gr48" draw:text-style-name="P1" draw:layer="layout" svg:width="1.018cm" svg:height="1.259cm" draw:transform="rotate (0.253421807389577) translate (10.6664376885355cm 14.1228400514399cm)" svg:viewBox="0 0 1019 1260" svg:d="m672 0h-672c588 315 504 1015 84 1260h588c504-105 420-1190 0-1260z">
            <text:p/>
          </draw:path>
          <draw:path draw:style-name="gr48" draw:text-style-name="P1" draw:layer="layout" svg:width="1.018cm" svg:height="1.259cm" draw:transform="rotate (0.253421807389577) translate (11.6977762261898cm 14.4631339055557cm)" svg:viewBox="0 0 1019 1260" svg:d="m672 0h-672c588 315 504 1015 84 1260h588c504-105 420-1190 0-1260z">
            <text:p/>
          </draw:path>
          <draw:path draw:style-name="gr48" draw:text-style-name="P1" draw:layer="layout" svg:width="1.018cm" svg:height="1.259cm" draw:transform="rotate (0.253421807389577) translate (11.3924428439285cm 13.240640236011cm)" svg:viewBox="0 0 1019 1260" svg:d="m672 0h-672c588 315 504 1015 84 1260h588c504-105 420-1190 0-1260z">
            <text:p/>
          </draw:path>
        </draw:g>
        <draw:g>
          <draw:custom-shape draw:style-name="gr49" draw:text-style-name="P1" draw:layer="layout" svg:width="11.5cm" svg:height="8.72cm" draw:transform="skewX (-0.000174532925199418) rotate (-0.0607374579694027) translate (10.421cm 7.498cm)">
            <text:p/>
            <draw:enhanced-geometry svg:viewBox="0 0 21600 21600" draw:type="rectangle" draw:enhanced-path="M 0 0 L 21600 0 21600 21600 0 21600 0 0 Z N"/>
          </draw:custom-shape>
          <draw:custom-shape draw:style-name="gr50" draw:text-style-name="P1" draw:layer="layout" svg:width="5.175cm" svg:height="5.175cm" draw:transform="skewX (0.000174532925199423) rotate (-0.0607374579694027) translate (10.993cm 9.1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1" draw:text-style-name="P1" draw:layer="layout" svg:width="3.642cm" svg:height="3.354cm" draw:transform="rotate (-0.0607374579694027) translate (16.734cm 11.05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custom-shape draw:style-name="gr4" draw:text-style-name="P1" draw:layer="layout" svg:width="0.1cm" svg:height="0.001cm" svg:x="12.2cm" svg:y="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draw:page draw:name="page8" draw:style-name="dp1" draw:master-page-name="標準">
        <draw:g>
          <draw:polygon draw:style-name="gr52" draw:text-style-name="P1" draw:layer="layout" svg:width="0.28cm" svg:height="0.159cm" svg:x="5.501cm" svg:y="8.979cm" svg:viewBox="0 0 281 160" draw:points="201,80 281,0 0,80 281,160">
            <text:p/>
          </draw:polygon>
          <draw:polygon draw:style-name="gr53" draw:text-style-name="P1" draw:layer="layout" svg:width="0.28cm" svg:height="0.159cm" svg:x="5.501cm" svg:y="8.979cm" svg:viewBox="0 0 281 160" draw:points="201,80 281,0 0,80 281,160">
            <text:p/>
          </draw:polygon>
          <draw:polygon draw:style-name="gr54" draw:text-style-name="P1" draw:layer="layout" svg:width="0.28cm" svg:height="0.159cm" svg:x="5.22cm" svg:y="8.979cm" svg:viewBox="0 0 281 160" draw:points="80,80 0,160 281,80 0,0">
            <text:p/>
          </draw:polygon>
          <draw:polygon draw:style-name="gr53" draw:text-style-name="P1" draw:layer="layout" svg:width="0.28cm" svg:height="0.159cm" svg:x="5.22cm" svg:y="8.979cm" svg:viewBox="0 0 281 160" draw:points="80,80 0,160 281,80 0,0">
            <text:p/>
          </draw:polygon>
          <draw:polygon draw:style-name="gr54" draw:text-style-name="P1" draw:layer="layout" svg:width="15.515cm" svg:height="5.488cm" svg:x="9.158cm" svg:y="9.22cm" svg:viewBox="0 0 15516 5489" draw:points="4735,5470 4735,5469 4736,5468 4736,5467 4737,5466 4739,5463 4742,5461 4746,5458 4751,5454 4761,5448 4775,5440 4790,5433 4807,5425 4825,5417 4862,5402 4894,5386 4908,5379 4920,5372 4929,5365 4932,5363 4934,5360 4937,5356 4940,5350 4942,5344 4944,5336 4946,5319 4946,5298 4945,5274 4942,5248 4932,5191 4917,5128 4898,5065 4876,5004 4850,4947 4716,4692 4613,4506 4529,4369 4490,4312 4450,4257 4401,4190 4355,4123 4317,4064 4303,4040 4292,4021 4282,4003 4271,3986 4260,3972 4255,3966 4249,3960 4243,3955 4237,3950 4231,3946 4225,3942 4218,3939 4212,3936 4205,3934 4198,3933 4166,3925 4121,3913 4013,3881 3949,3862 3925,3856 3907,3854 3900,3853 3894,3853 3889,3854 3886,3855 3884,3855 3882,3856 3881,3857 3879,3858 3878,3860 3877,3861 3876,3863 3875,3865 3874,3867 3873,3870 3871,3873 3865,3883 3857,3894 3847,3907 3822,3935 3793,3965 3771,3986 3748,4005 3721,4022 3689,4038 3652,4055 3608,4073 3490,4113 3233,4200 3020,4280 2933,4316 2862,4348 2807,4376 2786,4388 2770,4399 2756,4411 2742,4424 2728,4439 2715,4455 2702,4471 2691,4487 2682,4502 2678,4509 2675,4516 2669,4530 2663,4543 2656,4556 2650,4567 2643,4577 2637,4585 2635,4589 2632,4592 2630,4594 2627,4595 2625,4597 2623,4599 2621,4601 2619,4603 2617,4606 2615,4608 2614,4611 2612,4614 2611,4617 2610,4621 2608,4628 2607,4631 2607,4635 2606,4638 2606,4641 2606,4645 2606,4649 2605,4654 2603,4659 2600,4669 2595,4681 2589,4692 2582,4704 2574,4715 2566,4726 2555,4740 2545,4751 2541,4755 2537,4758 2533,4760 2532,4761 2530,4761 2529,4762 2527,4762 2526,4762 2524,4762 2523,4762 2521,4761 2520,4761 2519,4760 2516,4757 2513,4754 2510,4751 2507,4746 2504,4742 2502,4739 2499,4737 2498,4736 2497,4735 2496,4735 2495,4735 2494,4735 2494,4735 2493,4735 2492,4736 2491,4736 2490,4738 2490,4739 2489,4740 2488,4744 2487,4749 2486,4754 2485,4768 2483,4786 2469,4960 2469,4962 2469,4963 2467,4967 2464,4971 2460,4975 2451,4985 2439,4995 2408,5019 2370,5044 2329,5068 2289,5090 2251,5108 2235,5114 2220,5118 2207,5121 2196,5123 2186,5123 2182,5122 2179,5121 2175,5120 2173,5118 2170,5116 2168,5114 2167,5112 2166,5109 2166,5105 2166,5102 2166,5098 2167,5093 2170,5084 2175,5073 2181,5060 2200,5031 2225,4997 2241,4976 2255,4956 2265,4937 2269,4927 2273,4918 2276,4908 2279,4898 2283,4877 2285,4854 2285,4828 2286,4791 2288,4774 2291,4758 2296,4742 2302,4725 2311,4707 2322,4687 2353,4641 2398,4583 2540,4410 2644,4290 2684,4249 2718,4217 2750,4191 2782,4171 2817,4153 2858,4134 2889,4120 2926,4101 3010,4052 3102,3993 3190,3933 3390,3787 3281,3689 3236,3646 3193,3600 3174,3578 3157,3557 3143,3538 3132,3522 3123,3504 3114,3483 3093,3432 3072,3373 3053,3309 3035,3245 3021,3186 3012,3135 3009,3114 3008,3097 3008,3082 3006,3070 3004,3064 3002,3058 3000,3053 2997,3048 2993,3043 2990,3039 2985,3035 2980,3031 2968,3024 2954,3018 2937,3013 2917,3009 2867,3004 2804,3001 2724,3000 2512,2991 2414,2980 2320,2965 2230,2945 2145,2920 2063,2890 1984,2855 1908,2814 1835,2768 1763,2715 1693,2657 1625,2592 1558,2522 1424,2360 1367,2287 1318,2232 1295,2210 1272,2192 1248,2177 1223,2164 1196,2155 1167,2148 1134,2142 1097,2139 1010,2137 898,2140 759,2146 710,2149 672,2155 656,2158 642,2162 628,2166 616,2172 604,2177 592,2184 566,2200 497,2243 429,2278 365,2305 336,2315 307,2323 281,2329 256,2333 234,2334 214,2333 204,2332 196,2330 188,2327 181,2324 175,2320 169,2315 164,2310 160,2304 158,2300 155,2297 152,2293 148,2289 139,2282 128,2274 115,2267 102,2260 88,2254 74,2249 61,2244 47,2237 35,2230 25,2223 20,2219 16,2215 12,2211 8,2207 6,2203 3,2199 2,2195 0,2191 0,2184 1,2175 6,2151 15,2120 28,2083 65,1994 113,1890 228,1666 290,1559 349,1464 476,1283 610,1116 749,961 894,820 1045,692 1202,578 1363,477 1530,390 1738,300 1833,264 1922,234 2006,211 2082,194 2152,184 2215,180 2268,182 2319,186 2366,193 2411,203 2452,214 2490,228 2523,244 2553,262 2578,282 2599,302 2607,313 2615,324 2620,336 2625,348 2628,359 2630,372 2630,384 2629,396 2627,409 2622,421 2617,434 2609,447 2606,451 2603,455 2599,458 2594,462 2583,469 2571,474 2556,480 2541,484 2524,488 2507,490 2490,492 2472,493 2455,493 2439,492 2423,490 2408,487 2395,483 2383,478 2364,469 2343,463 2319,458 2293,455 2265,455 2234,456 2202,459 2169,464 2097,480 2020,503 1939,533 1855,570 1819,590 1770,621 1647,706 1347,932 1077,1153 992,1232 969,1258 963,1267 961,1270 960,1273 961,1273 961,1274 961,1274 961,1275 963,1276 964,1276 969,1278 975,1280 993,1283 1016,1287 1076,1293 1148,1297 1335,1303 1685,1479 1829,1548 1961,1609 2067,1653 2106,1667 2121,1672 2132,1675 2189,1684 2257,1691 2332,1694 2410,1696 2487,1694 2559,1690 2621,1683 2647,1679 2669,1674 2733,1654 2798,1628 2862,1597 2926,1561 2988,1520 3047,1475 3103,1427 3154,1376 3502,1022 3646,892 3781,786 3914,699 4054,624 4208,557 4383,491 4496,453 4607,421 4719,393 4832,369 4949,349 5071,333 5339,310 5684,287 5950,262 6160,233 6253,215 6341,196 6546,154 6806,107 7386,20 7518,5 7571,1 7620,0 7670,1 7723,5 7858,21 7933,29 8028,36 8292,48 9182,68 9959,83 10205,91 10276,94 10296,96 10302,96 10306,97 10315,99 10332,101 10390,109 10588,132 11210,200 13639,470 15094,611 15353,629 15440,637 15467,640 15475,642 15481,643 15487,645 15493,648 15498,651 15503,655 15507,658 15510,662 15513,666 15515,671 15515,673 15516,674 15516,676 15516,678 15516,680 15516,682 15515,683 15515,685 15514,686 15513,688 15511,689 15510,690 15508,691 15506,691 15503,692 15501,692 14422,780 13808,840 13315,905 11802,1182 11210,1311 10055,1563 9911,1592 9788,1623 9683,1657 9636,1676 9592,1696 9551,1719 9511,1743 9473,1769 9437,1798 9364,1865 9291,1944 9181,2062 9073,2167 9020,2215 8968,2258 8917,2297 8868,2332 8849,2345 8833,2358 8820,2371 8814,2378 8808,2385 8803,2392 8799,2400 8795,2407 8791,2415 8788,2423 8785,2432 8783,2441 8781,2450 8777,2466 8772,2481 8769,2488 8766,2496 8762,2502 8758,2509 8753,2515 8749,2521 8743,2527 8738,2533 8733,2538 8727,2543 8720,2547 8714,2552 8686,2571 8650,2597 8570,2657 8542,2679 8517,2696 8505,2703 8493,2709 8481,2715 8468,2719 8454,2723 8439,2727 8405,2733 8309,2742 8264,2746 8219,2751 8173,2759 8126,2768 8078,2780 8027,2794 7917,2830 7737,2892 7686,2913 7669,2922 7662,2926 7656,2931 7652,2935 7649,2939 7647,2944 7645,2948 7645,2953 7646,2957 7647,2962 7650,2968 7656,2979 7666,2993 7691,3026 7705,3045 7720,3068 7751,3118 7781,3171 7793,3197 7804,3221 7900,3435 7937,3513 7969,3575 7997,3623 8023,3660 8035,3675 8046,3688 8058,3699 8070,3709 8306,3886 8363,3929 8412,3969 8457,4012 8502,4061 8552,4122 8610,4200 8770,4426 8828,4506 8887,4584 8943,4652 8966,4679 8986,4700 9007,4722 9025,4742 9039,4761 9051,4779 9056,4788 9060,4796 9063,4804 9066,4812 9068,4820 9070,4828 9071,4835 9071,4842 9070,4859 9069,4877 9062,4917 9052,4961 9039,5005 9025,5046 9010,5083 9002,5098 8995,5111 8988,5121 8984,5125 8981,5128 8978,5131 8975,5134 8972,5137 8969,5140 8967,5144 8964,5147 8960,5155 8956,5163 8955,5167 8953,5171 8952,5175 8952,5179 8951,5183 8951,5186 8951,5191 8949,5196 8945,5208 8938,5222 8929,5237 8906,5270 8878,5305 8849,5336 8820,5363 8807,5374 8795,5381 8790,5384 8785,5387 8781,5388 8777,5388 8774,5389 8770,5389 8765,5391 8760,5392 8749,5397 8737,5404 8725,5411 8711,5420 8698,5429 8685,5439 8661,5458 8650,5466 8640,5472 8631,5476 8622,5479 8614,5481 8611,5481 8607,5481 8604,5481 8601,5480 8598,5479 8595,5478 8592,5476 8590,5474 8587,5472 8585,5469 8583,5466 8581,5462 8578,5454 8575,5445 8573,5434 8571,5422 8570,5417 8568,5413 8567,5411 8566,5409 8565,5408 8563,5406 8562,5405 8561,5404 8559,5403 8557,5402 8555,5402 8553,5401 8548,5401 8543,5401 8537,5402 8522,5405 8503,5409 8487,5412 8465,5415 8411,5419 8278,5423 8213,5422 8159,5419 8137,5417 8121,5415 8115,5414 8111,5412 8109,5412 8108,5411 8107,5410 8107,5410 8107,5409 8107,5405 8108,5401 8109,5396 8111,5392 8115,5383 8122,5373 8130,5364 8139,5354 8150,5344 8163,5334 8192,5314 8226,5294 8266,5275 8309,5256 8341,5243 8371,5229 8400,5215 8426,5200 8450,5185 8471,5170 8488,5156 8495,5149 8501,5142 8516,5123 8522,5114 8528,5105 8532,5096 8536,5085 8540,5074 8542,5061 8546,5030 8549,4990 8550,4873 8549,4784 8544,4711 8540,4680 8534,4651 8526,4625 8517,4601 8506,4578 8493,4556 8477,4535 8459,4515 8438,4494 8414,4472 8357,4425 8323,4398 8293,4372 8267,4346 8243,4320 8222,4293 8203,4266 8185,4236 8167,4203 8149,4169 8130,4138 8109,4109 8087,4083 8063,4059 8037,4037 8008,4017 7977,3998 7942,3981 7905,3966 7818,3939 7715,3916 7593,3896 7428,3872 7418,3923 7413,3943 7406,3963 7397,3984 7386,4006 7373,4027 7359,4049 7325,4093 7285,4136 7239,4178 7188,4219 7132,4257 7050,4312 7024,4332 7014,4341 7006,4349 7000,4357 6995,4364 6992,4372 6990,4379 6990,4387 6990,4395 6992,4414 6994,4428 6994,4442 6994,4455 6991,4469 6988,4483 6982,4498 6976,4512 6967,4527 6957,4543 6946,4559 6918,4594 6882,4632 6839,4673 6756,4749 6721,4779 6690,4802 6665,4820 6654,4826 6645,4831 6637,4834 6633,4836 6630,4836 6627,4837 6624,4837 6622,4836 6620,4835 6619,4835 6618,4835 6617,4835 6616,4835 6612,4835 6608,4836 6604,4837 6599,4839 6588,4843 6575,4850 6560,4857 6545,4866 6530,4876 6500,4896 6473,4912 6461,4919 6451,4923 6447,4925 6443,4926 6440,4927 6439,4927 6438,4927 6436,4927 6434,4926 6432,4925 6430,4923 6429,4921 6427,4918 6425,4912 6423,4904 6422,4895 6422,4885 6422,4874 6424,4850 6428,4827 6431,4815 6434,4804 6439,4793 6443,4783 6448,4773 6452,4764 6455,4756 6456,4749 6456,4745 6456,4743 6456,4740 6456,4738 6455,4736 6454,4734 6452,4733 6451,4732 6449,4731 6447,4731 6445,4731 6442,4731 6439,4732 6436,4733 6430,4736 6422,4740 6414,4745 6406,4752 6396,4760 6374,4779 6352,4796 6330,4810 6308,4823 6287,4833 6266,4840 6257,4843 6247,4845 6238,4846 6230,4846 6226,4847 6222,4847 6218,4849 6214,4850 6209,4853 6204,4855 6194,4861 6184,4869 6174,4877 6165,4886 6156,4896 6138,4918 6130,4926 6123,4933 6116,4938 6110,4942 6107,4943 6104,4944 6101,4944 6099,4944 6097,4944 6095,4943 6093,4942 6091,4940 6089,4938 6088,4936 6086,4933 6085,4930 6083,4923 6081,4913 6080,4903 6080,4890 6081,4877 6084,4863 6088,4847 6095,4831 6111,4795 6132,4758 6157,4721 6184,4686 6213,4654 6228,4641 6242,4628 6262,4612 6282,4593 6322,4552 6359,4505 6394,4456 6425,4406 6450,4355 6460,4331 6469,4307 6476,4284 6481,4262 6486,4240 6492,4219 6498,4198 6504,4179 6511,4161 6517,4147 6520,4141 6523,4136 6526,4132 6529,4128 6533,4126 6537,4123 6550,4116 6567,4109 6587,4102 6634,4087 6687,4073 6750,4059 6806,4042 6857,4024 6900,4004 6937,3983 6967,3960 6980,3948 6991,3936 7000,3924 7008,3911 7014,3898 7018,3886 7020,3872 7021,3859 7019,3846 7017,3832 7012,3818 7005,3805 6997,3791 6987,3777 6961,3749 6928,3721 6888,3694 6836,3663 6784,3636 6731,3613 6675,3594 6613,3578 6545,3564 6469,3552 6382,3542 6303,3530 6224,3515 6189,3507 6157,3499 6130,3491 6109,3483 6081,3471 6058,3462 6048,3459 6038,3457 6028,3456 6017,3456 6006,3456 5994,3458 5966,3463 5886,3485 5663,3543 5566,3561 5468,3575 5360,3584 5234,3589 4890,3592 4511,3595 4396,3598 4364,3600 4356,3601 4354,3602 4353,3602 4353,3602 4353,3603 4353,3603 4353,3603 4354,3604 4355,3607 4361,3615 4383,3639 4414,3673 4453,3713 4489,3748 4518,3780 4531,3796 4544,3814 4571,3859 4601,3918 4640,4000 4753,4254 4946,4676 4974,4733 4996,4783 5004,4804 5011,4821 5015,4834 5016,4839 5016,4841 5016,4842 5016,4845 5017,4848 5019,4856 5023,4865 5027,4875 5040,4898 5057,4924 5076,4951 5097,4979 5119,5007 5141,5031 5156,5048 5162,5056 5167,5063 5171,5070 5173,5076 5174,5079 5175,5082 5175,5085 5175,5087 5175,5090 5174,5092 5173,5094 5172,5096 5171,5098 5169,5099 5167,5101 5165,5102 5163,5103 5160,5104 5153,5106 5146,5107 5137,5107 5125,5108 5120,5108 5116,5109 5115,5110 5113,5111 5112,5112 5111,5113 5110,5114 5109,5116 5108,5117 5108,5119 5108,5121 5108,5124 5109,5129 5110,5136 5112,5143 5126,5187 5134,5211 5139,5232 5143,5253 5144,5274 5144,5296 5142,5320 5137,5347 5131,5378 5108,5489 4921,5489 4849,5488 4790,5484 4767,5481 4750,5477 4744,5476 4739,5474 4737,5473 4736,5472 4736,5472 4735,5471 4735,5471">
            <text:p/>
          </draw:polygon>
          <draw:path draw:style-name="gr54" draw:text-style-name="P1" draw:layer="layout" svg:width="1.017cm" svg:height="2.798cm" svg:x="7.683cm" svg:y="12.117cm" svg:viewBox="0 0 1018 2799" svg:d="m761 2795-3-1-2-2-3-2-2-2-3-3-1-2-2-3-2-4-1-1v-2l-2-3-3-4-2-4-3-4-4-3-3-4-3-3-5-4-4-4-1-1-1-2-1-2-1-1-1-2v-2l-1-2v-3l-1-14v-9-9l-1-7v-5 0 0-1l-1-1-1-2-2-3-3-3-7-9-9-9-4-4-4-5-4-4-3-4-3-4-2-4-1-1v-1l-1-1v0-1 0-2l1-3 2-8 5-22 2-6 1-6 2-15 2-15v-7-7-13l1-16 2-32 1-13 1-13v-13l-1-14-2-14-3-16-3-17-5-19-1-7-2-8-2-18-2-20-1-10v-11l-1-20-2-18-1-8-1-8-2-7-2-6-7-23-6-25-5-25-1-12-2-11v-10-14l2-32 4-32 3-14 2-13 2-5 1-5 1-4v-2-1-2-2l-1-1v-2l-1-4-2-4-2-6-3-8-3-9-3-10-1-5-2-8-2-21-5-57-4-63-2-53v-19l-1-18-2-17-2-18-3-17-5-19-11-41-11-35-1-5-2-4-1-1-1-1v-1h-1v0-1 0h-1v1 0h-1v1l-1 1v1l-1 4-2 11-2 16-1 13-2 13-2 11-2 9-1 7-1 6-1 6v3 2l-2 109-1 54-1 34-1 13-2 11-1 9-3 11-9 32 10 30 6 20 4 18 4 18 2 17 2 17v15 16l-2 14-2 16-2 15-2 14-3 11-3 24-2 13-1 11-3 24-1 11-1 5-1 3-10 48-2 13-2 17-2 39v35l1 12v4l1 2v0 0 1 0l1 1v4l2 13 3 43 8 91 2 17v7 7l-1 6-1 5-2 5-2 2-1 2-2 2-1 2-4 3-5 3-5 2-7 3-7 2-17 3-16 4-7 2-7 2-6 2-5 3-5 4-5 3-5 5-4 4-5 6-4 6-9 15-11 19-1 3-2 2-2 3-3 2-2 2-3 3-3 2-4 1-3 2-4 2-8 2-9 2-9 1-4 1-4 1-4 1-3 1-4 1-3 1-2 1-1 1h-1l-2 2-2 1-2 2-2 1-2 1-2 1-2 1h-3l-2 1h-3l-5 1h-6l-6-1-3-1-3-1-4-1-3-2-4-2-3-3-7-5-3-3-3-3-3-3-2-3-2-3-2-3-2-3-1-4v-3l-1-3v-4-5-9l2-10 1-9 3-9 2-5 1-4 2-3 2-4 2-3 2-3 5-6 5-5 6-5 3-2 3-2 2-2 3-1 3-1 2-1h3l2-1h2 2 3l2-1 2-1 3-1 1-1h1l1-1 4-2 4-3 11-10 29-27 26-29 10-12 3-4 2-4 2-3 1-5 1-5 1-6 1-14v-15-18l-2-19-3-20-3-21-29-145-5-29-4-26-3-20v-7-3-3-4-2-2-2-1h-1v-1-1 0h-1v-1-1l-1-1-1-5-1-12-1-17-1-19 1-42 1-19 2-18 4-21v-8l1-7v-5l-1-3v-2l-1-5-2-5-3-9-3-13-7-31-6-31-1-12-1-5v-3-4-3l-1-4v-4l-1-5-1-4-1-3-1-3-6-19-4-17-4-17-3-18-2-22-2-27-3-74-4-73-2-28-1-10-1-7-1-15-2-19-3-43v-19-17l1-15 1-14 3-13 3-14 5-14 5-14 2-6 2-6 2-6 1-8 1-8 1-9 2-22 4-57 2-21 3-19 3-16 3-16 5-15 5-16 6-18 5-15 3-15 2-14v-14l-1-13-2-13-3-14-7-28-5-30-5-31-3-31-4-29-1-5-1-5v-1l-1-2v0-1h-1v0-1 0h-1v0 0h-1v0h-1v0h-1-1l-1 1-1 1-1 1-2 1-3 3-4 3-4 5-5 5-5 5-6 4-5 4-6 3-7 4-8 4-10 4-14 5-12 5-9 3h-2l-1 1h-1v0 0h-1-1l-3 1-9 3-28 11-22 8-7 2-7 2-4 1h-3-7-7-10l-24-3-12-1-10-2-9-2-8-2-4-2-2-1-3-1-2-1v-1h-1v0-1l-1-1-1-2-2-4-2-6-4-16-4-20-5-31-3-32-1-35v-36l3-39 4-41 13-91 9-53 3-18 1-6v-2-1-1-2-3l-1-3-1-4-2-9-1-4-2-4-4-11-3-12-3-14-3-14-2-15-2-15-1-13-1-13v-12l-1-14-1-16-1-7-1-7-1-18-1-6v-6l1-5 1-5 1-6 2-6 3-8 2-3 2-3 1-3 2-2 2-1 1-1h1l1-1h1 1 1l1-1 1 1h1 1l2 1 2 1 3 2 2 2 3 2 1 1 1 1h1v0h1v0 0h1v-1h1v0-1l1-1 2-5 7-15 6-10 2-4 2-3 1-1 1-1 2-1 1-1 1-1h1l2-1h1l3-1h1 1 2 1 1 1l1 1v0l1 1h1l1 1 1 1v1l1 1h1v1 0l1 1v0l1 1h1v0h1v1h1v0 0 0 0l1-1v0 0 0 0 0l4-8 3-7 3-5 1-2 1-2 2-2 1-1 1-1 2-1 1-1h1 2 1 3 1 1l1 1h1v0 0l1 1v1l1 1v1l1 1v2l1 4v2l1 2v2l1 1 1 2v1h1v1h1v0l1 1v0h1v0h1v0h1v0l1-1v0h1v-1l1-1 1-1 1-1v0l1-1v0l1-1v0h1 1v0h1v0h1 1v0l2 1 1 1 2 1 1 1 1 2 2 1 1 2 1 2 1 3 2 4 1 5v6l1 7v8 11l-1 29-1 36 1 14v13l2 10 1 3 1 4 1 2v1l1 1v1h1v1h1v0 0 0h1v-1h1 1l2-2 2-1 2-3 3-2 3-3 3-3 5-5 5-3 5-4 6-3 5-2 6-2 5-1 5-1h5 5 5l2 1 1 1 2 1 2 1 1 1 2 1 1 2 1 1 1 2v2 1l1 2v1 1l-1 2v1l-1 1v2l-1 1-2 2-3 4-5 5-6 6-5 5-5 5-5 6-4 5-4 6-3 6-3 6-3 6-6 11-7 12-8 11-3 5-4 4-7 8-3 4-3 5-3 5-3 5-4 10-4 13-4 14-3 17-3 20-3 27-2 28v27l2 24 2 21 2 9 2 7 3 6 1 3 1 2 2 2 1 1h1 1v1h1v0h1v-1h1 1l2-2 3-1 3-2 3-2 3-3 3-2 4-3 3-2 8-5 8-4 5-3 2-1h1l2-1 2-1 1-1 2-1 1-2 2-1 3-4 4-5 3-6 4-6 4-6 5-6 4-6 6-6 11-11 13-11 14-9 15-8 15-7 15-5 12-3 11-2 10-2h3 3 2l2-1h2l2-1 5-1 6-3 7-3 7-5 19-11 8-5 11-6 11-6 12-5 11-6 9-6 4-2 4-3 1-1 1-1 1-1 1-1 1-1v-1l1-2v-1l1-4 2-5 1-11 2-11 1-8v-7-6-6l-1-6-2-5-2-6-2-6-3-9-3-8-2-4-1-3-2-2v-1l-1-1-1-1v-1l-2-2-4-7-4-8-4-10-4-10-3-8-2-8-1-2v-1-1-1-2l-1-4-5-14-17-47-1-3v-2-2-1-2-2-1-4l2-5 3-12 3-11 3-10 1-5v-5l1-4v-3-4l1-3v-3l1-4 1-3 1-3 2-3 1-3 2-2 2-3 2-2 2-2 3-2 2-2 3-1 2-1 1-1 2-1 1-1 2-1 3-2 3-3 3-4 3-3 2-4 3-4 4-6 2-3 3-3 2-2 2-2 2-2 3-1 2-2 3-1 2-1 3-1h3l3-1h4 3 2 1l4-1 4-1 4-2 4-2 5-2 5-3 4-2 8-5 8-4 8-3 8-3 8-1 7-2h8 7l7 1 7 2 7 2 7 4 6 3 6 5 6 5 6 6 3 2 2 3 3 2 3 3 2 1 3 2 1 1h2l1 1h1l3 1 3 1 2 1 3 1 2 2 3 2 2 2 2 2 2 2 2 3 2 3 2 2 3 6 3 7 4 9 5 11 6 12 3 6 3 5 7 13 6 11 4 10 1 4 1 5 1 3v4 4 3l-1 4v3l-1 4-2 4-3 7-3 8-3 6-2 3v1l-1 1v1l-1 1-1 2-1 3v3l-1 2-1 3v3 3 6l-1 7-1 6-1 3-1 2-1 3-2 2-1 3-2 2-1 2-2 2-2 1-2 2-1 1-2 1-3 4-4 5-3 5-6 13-6 15-5 16-4 16-3 16-1 7v7 3l1 4 1 4 1 4 2 4 2 4 3 4 3 4 8 8 10 10 11 9 14 11 13 10 14 11 11 10 8 8 5 4 3 3 3 1 2 2 3 2 3 1 3 1 8 3 11 2 29 5 4 1 4 1 2 1 2 1 4 2 5 3 5 4 5 5 6 6 7 7 6 6 5 6 5 7 4 7 4 8 10 23 17 40-1 49v21l1 16v7l1 5v4l1 2v0 1l2 4 2 4 1 5 2 5 2 13 2 16 1 18 1 21 1 52v43 16l1 12 1 11 2 10 5 24 4 20 3 22 2 24 1 24-1 23-1 23-3 22-4 20-4 15-4 16-7 32-6 26-3 10-2 7-1 4-2 6-4 18-11 50-10 53-6 38-5 43-3 18-3 15-2 12-3 10-2 4-2 4-1 3-2 3-4 6-5 7-4 7-2 4-2 4-2 3-2 4-3 5-3 5-7 9-3 5-4 4-11 14-3 5-1 3-2 3-1 2-1 4-2 6-3 20-6 32-7 29-7 26-4 10-3 8-2 5-2 5-2 5-1 7v7l-1 8-1 23-2 38-1 19-2 15-2 14v6 5 4 3 2 1l1 1v0 0 1h1v1l1 3 4 10 8 29 4 21 4 23 3 25 2 25 1 25 1 24v21l-2 18-7 52-10 55-11 57-14 57-5 21-3 21-3 18-1 8v6l-1 25-2 11v5l-1 3v5l-1 5v2 2l1 1v2l1 2v2l2 5 3 5 3 6 5 11 6 12 5 13 4 11 11 25 5 13 5 10 14 31 8 18 2 6 1 4 1 2v2 3 3l-1 2-1 3-1 4-3 7-4 8-5 8-6 7-5 7-2 3-3 2-3 3-4 3-4 2-4 2-5 2-5 1-5 2-5 1-5 1h-5l-5 1h-5l-5-1h-4l-4-1zm98-1440 2-6 1-7 2-18 4-50 1-53v-23l-2-17-1-18-1-24-1-26v-25-33-12-9l-2-8-1-7-2-7-3-8-4-9-3-9-4-7-4-7-3-5-2-2-1-2-1-1-2-1v-1h-1v0h-1v0 0 0h-1v1l-1 1-1 3-1 3-3 9-3 10-3 11-3 11-1 9-1 4v3 2 3l1 3v3l1 4v3l1 3 1 3 2 11 2 15 4 36 1 19v16 13l-1 4v2l-1 2-1 3v3 3 4l1 4 1 5 1 6 2 7 2 6 2 7 1 9 2 10 2 23 2 31 3 43 1 14 1 11 2 7v3l1 2 1 1v0l1 1v0h1v1h1v0-1h1v0l1-1h1v-1l1-1 1-2 1-2 1-3 1-2z">
            <text:p/>
          </draw:path>
          <draw:path draw:style-name="gr54" draw:text-style-name="P1" draw:layer="layout" svg:width="15.522cm" svg:height="0.262cm" svg:x="9.377cm" svg:y="14.737cm" svg:viewBox="0 0 15523 263" svg:d="m0 263v-121-11-131h9 11v122h15483v-122h10 10v131 11 121h-10-10v-121h-15483v121h-11zm-9-132v11h9 11v-11-9-122h-11-9zm9 131v-9h11v9h-11 11-11v11-11h-9 9-9zm15513-9v9h-10v-9zm0 20h10 10v-11-131h-10-10v122 9z">
            <text:p/>
          </draw:path>
          <draw:path draw:style-name="gr54" draw:text-style-name="P1" draw:layer="layout" svg:width="0.261cm" svg:height="2.81cm" svg:x="7.245cm" svg:y="12.033cm" svg:viewBox="0 0 262 2811" svg:d="m0 0h121 10 131v11 10h-121-10-10v-10-11h10 131v11 10h-121v2770h121v11 9h-131-10-121v-9-11h121v-2770h-121v-10zm131 0h10v10h-10v-10 10-10h-10 10v-11 11-11zm10 2802h-10v-11h10zm-20 0v11 9h10 131v-9-11h-121-10z">
            <text:p/>
          </draw:path>
        </draw:g>
      </draw:page>
      <draw:page draw:name="page9" draw:style-name="dp1" draw:master-page-name="標準">
        <draw:g>
          <draw:custom-shape draw:style-name="gr55" draw:text-style-name="P1" draw:layer="layout" svg:width="3.2cm" svg:height="5.1cm" svg:x="23.6cm" svg:y="14.099cm">
            <text:p/>
            <draw:enhanced-geometry svg:viewBox="0 0 21600 21600" draw:type="rectangle" draw:enhanced-path="M 0 0 L 21600 0 21600 21600 0 21600 0 0 Z N"/>
          </draw:custom-shape>
          <draw:custom-shape draw:style-name="gr56" draw:text-style-name="P1" draw:layer="layout" svg:width="2.904cm" svg:height="1.528cm" svg:x="23.748cm" svg:y="14.283cm">
            <text:p/>
            <draw:enhanced-geometry svg:viewBox="0 0 21600 21600" draw:type="rectangle" draw:enhanced-path="M 0 0 L 21600 0 21600 21600 0 21600 0 0 Z N"/>
          </draw:custom-shape>
          <draw:custom-shape draw:style-name="gr56" draw:text-style-name="P1" draw:layer="layout" svg:width="2.904cm" svg:height="1.527cm" svg:x="23.748cm" svg:y="17.549cm">
            <text:p/>
            <draw:enhanced-geometry svg:viewBox="0 0 21600 21600" draw:type="rectangle" draw:enhanced-path="M 0 0 L 21600 0 21600 21600 0 21600 0 0 Z N"/>
          </draw:custom-shape>
          <draw:custom-shape draw:style-name="gr56" draw:text-style-name="P1" draw:layer="layout" svg:width="2.904cm" svg:height="1.528cm" svg:x="23.748cm" svg:y="15.916cm">
            <text:p/>
            <draw:enhanced-geometry svg:viewBox="0 0 21600 21600" draw:type="rectangle" draw:enhanced-path="M 0 0 L 21600 0 21600 21600 0 21600 0 0 Z N"/>
          </draw:custom-shape>
        </draw:g>
        <draw:custom-shape draw:style-name="gr57" draw:text-style-name="P1" draw:layer="layout" svg:width="0.1cm" svg:height="0.001cm" svg:x="18.7cm" svg:y="22.2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olygon draw:style-name="gr58" draw:text-style-name="P1" draw:layer="layout" svg:width="10.599cm" svg:height="5.399cm" svg:x="4.4cm" svg:y="13.799cm" svg:viewBox="0 0 10600 5400" draw:points="0,4800 0,5200 1600,5200 5600,1000 7900,1000 10000,5400 10600,5400 10600,4800 10200,4800 10200,4000 9800,4000 9800,3200 9400,3200 9400,2400 9000,2400 9000,1600 8600,1600 8600,800 8200,800 8200,0 5600,0 1300,4600 300,4600">
            <text:p/>
          </draw:polygon>
          <draw:path draw:style-name="gr46" draw:text-style-name="P1" draw:layer="layout" svg:width="2.613cm" svg:height="1.899cm" svg:x="10cm" svg:y="11.899cm" svg:viewBox="0 0 2614 1900" svg:d="m0 1900v-1657c0-303 2572-344 2614 0v1657zm-2490-20v-1516c0-278 2353-315 2391 0v1516z">
            <text:p/>
          </draw:path>
          <draw:custom-shape draw:style-name="gr46" draw:text-style-name="P1" draw:layer="layout" svg:width="0.3cm" svg:height="1.7cm" svg:x="10.7cm" svg:y="12.099cm">
            <text:p/>
            <draw:enhanced-geometry svg:viewBox="0 0 21600 21600" draw:type="rectangle" draw:enhanced-path="M 0 0 L 21600 0 21600 21600 0 21600 0 0 Z N"/>
          </draw:custom-shape>
          <draw:custom-shape draw:style-name="gr46" draw:text-style-name="P1" draw:layer="layout" svg:width="0.3cm" svg:height="1.7cm" svg:x="11.5cm" svg:y="12.099cm">
            <text:p/>
            <draw:enhanced-geometry svg:viewBox="0 0 21600 21600" draw:type="rectangle" draw:enhanced-path="M 0 0 L 21600 0 21600 21600 0 21600 0 0 Z N"/>
          </draw:custom-shape>
        </draw:g>
        <draw:g>
          <draw:g>
            <draw:custom-shape draw:style-name="gr59" draw:text-style-name="P1" draw:layer="layout" svg:width="3.8cm" svg:height="0.717cm" svg:x="4.1cm" svg:y="15.829cm">
              <text:p/>
              <draw:enhanced-geometry svg:viewBox="0 0 21600 21600" draw:type="rectangle" draw:enhanced-path="M 0 0 L 21600 0 21600 21600 0 21600 0 0 Z N"/>
            </draw:custom-shape>
            <draw:custom-shape draw:style-name="gr60" draw:text-style-name="P1" draw:layer="layout" svg:width="1.792cm" svg:height="2.653cm" svg:x="5.821cm" svg:y="16.546cm">
              <text:p/>
              <draw:enhanced-geometry svg:viewBox="0 0 21600 21600" draw:type="rectangle" draw:enhanced-path="M 0 0 L 21600 0 21600 21600 0 21600 0 0 Z N"/>
            </draw:custom-shape>
          </draw:g>
          <draw:custom-shape draw:style-name="gr61" draw:layer="layout" svg:width="0.573cm" svg:height="0.574cm" svg:x="6.036cm" svg:y="13.678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62" draw:layer="layout" svg:width="0.573cm" svg:height="0.574cm" svg:x="6.538cm" svg:y="13.893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th draw:style-name="gr63" draw:text-style-name="P1" draw:layer="layout" svg:width="0.178cm" svg:height="1.505cm" svg:x="6.394cm" svg:y="14.037cm" svg:viewBox="0 0 179 1506" svg:d="m0 0c287 1147 143 1506 143 1506v-646z">
            <text:p/>
          </draw:path>
          <draw:path draw:style-name="gr63" draw:text-style-name="P1" draw:layer="layout" svg:width="0.322cm" svg:height="1.505cm" svg:x="6.574cm" svg:y="14.037cm" svg:viewBox="0 0 323 1506" svg:d="m323 0c-517 1147-258 1506-258 1506v-646z">
            <text:p/>
          </draw:path>
          <draw:path draw:style-name="gr63" draw:text-style-name="P1" draw:layer="layout" svg:width="0.286cm" svg:height="0.788cm" svg:x="6.251cm" svg:y="14.539cm" svg:viewBox="0 0 287 789" svg:d="m0 0c459 601 229 789 229 789v-338z">
            <text:p/>
          </draw:path>
          <draw:path draw:style-name="gr63" draw:text-style-name="P1" draw:layer="layout" svg:width="0.286cm" svg:height="0.788cm" svg:x="6.538cm" svg:y="14.539cm" svg:viewBox="0 0 287 789" svg:d="m287 0c-459 601-230 789-230 789v-338z">
            <text:p/>
          </draw:path>
          <draw:g>
            <draw:path draw:style-name="gr64" draw:text-style-name="P1" draw:layer="layout" svg:width="0.317cm" svg:height="0.86cm" svg:x="6.394cm" svg:y="14.968cm" svg:viewBox="0 0 318 861" svg:d="m92 0c-11 117-61 264-85 378s18 264 19 388c0 52 81 95 133 95v0c52 0 132-33 132-85-8-160 45-267 19-379s-84-314-85-397c-21 9-116 28-133 0zm171 861z">
              <text:p/>
            </draw:path>
          </draw:g>
        </draw:g>
        <draw:g>
          <draw:path draw:style-name="gr14" draw:text-style-name="P1" draw:layer="layout" svg:width="24.299cm" svg:height="11.099cm" svg:x="3cm" svg:y="8.099cm" svg:viewBox="0 0 24300 11100" svg:d="m0 11100v-11100h24300v11100zm-22801-4600v-2400h2700v2400zm400 0v-2400h2700v2400zm-5800 2700v-2400h2700v2400zm400 0v-2400h2700v2400zm1700-2700v-2400h2700v2400zm400 0v-2400h2700v2400zm-5800 2700v-2400h2700v2400zm400 0v-2400h2700v2400zm2740 1800v-6978c0-1276 5276-1447 5361 0v6978z">
            <text:p/>
          </draw:path>
          <draw:custom-shape draw:style-name="gr65" draw:text-style-name="P1" draw:layer="layout" svg:width="24.5cm" svg:height="2.5cm" svg:x="2.9cm" svg:y="6.699cm">
            <text:p/>
            <draw:enhanced-geometry svg:viewBox="0 0 21600 21600" draw:type="rectangle" draw:enhanced-path="M 0 0 L 21600 0 21600 21600 0 21600 0 0 Z N"/>
          </draw:custom-shape>
          <draw:polygon draw:style-name="gr17" draw:text-style-name="P1" draw:layer="layout" svg:width="6.499cm" svg:height="5.799cm" svg:x="4.199cm" svg:y="11.799cm" svg:viewBox="0 0 6500 5800" draw:points="0,5800 0,0 6500,0 6500,5800">
            <text:p/>
          </draw:polygon>
          <draw:path draw:style-name="gr66" draw:text-style-name="P1" draw:layer="layout" svg:width="7cm" svg:height="5.5cm" svg:x="3.899cm" svg:y="9.299cm" svg:viewBox="0 0 7001 5501" svg:d="m3500 400c1984 0 3500 1400 3500 2350-100 550-1800 550-1800-50 0 500-1700 600-1700 0 0 500-1700 500-1700 0 0 500-1800 700-1800 0 0-750 1516-2300 3500-2300zm-3500-400zm7001 5501z">
            <text:p/>
          </draw:path>
          <draw:polygon draw:style-name="gr17" draw:text-style-name="P1" draw:layer="layout" svg:width="6.499cm" svg:height="5.799cm" svg:x="11.699cm" svg:y="11.799cm" svg:viewBox="0 0 6500 5800" draw:points="0,5800 0,0 6500,0 6500,5800">
            <text:p/>
          </draw:polygon>
          <draw:path draw:style-name="gr66" draw:text-style-name="P1" draw:layer="layout" svg:width="7cm" svg:height="5.5cm" svg:x="11.399cm" svg:y="9.299cm" svg:viewBox="0 0 7001 5501" svg:d="m3500 400c1984 0 3500 1400 3500 2350-100 550-1800 550-1800-50 0 500-1700 600-1700 0 0 500-1700 500-1700 0 0 500-1800 700-1800 0 0-750 1516-2300 3500-2300zm-3500-400zm7001 5501z">
            <text:p/>
          </draw:path>
          <draw:path draw:style-name="gr60" draw:text-style-name="P1" draw:layer="layout" svg:width="6.299cm" svg:height="9.4cm" svg:x="20cm" svg:y="9.999cm" svg:viewBox="0 0 6300 9401" svg:d="m0 9401v-8200c0-1500 6200-1700 6300 0v8200zm-6000-101v-7501c0-1372 5672-1555 5763 0v7501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4" draw:display-name="Gradient 4" draw:style="ellipsoid" draw:cx="40%" draw:cy="40%" draw:start-color="#ffff00" draw:end-color="#008000" draw:start-intensity="100%" draw:end-intensity="100%" draw:angle="900" draw:border="3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808080" draw:end-color="#ffffff" draw:start-intensity="100%" draw:end-intensity="100%" draw:angle="0" draw:border="0%"/>
    <draw:gradient draw:name="Gradient_20_8" draw:display-name="Gradient 8" draw:style="linear" draw:start-color="#808080" draw:end-color="#ffffff" draw:start-intensity="100%" draw:end-intensity="100%" draw:angle="0" draw:border="0%"/>
    <draw:gradient draw:name="Gradient_20_9" draw:display-name="Gradient 9" draw:style="linear" draw:start-color="#808080" draw:end-color="#ffffff" draw:start-intensity="100%" draw:end-intensity="100%" draw:angle="0" draw:border="0%"/>
    <draw:hatch draw:name="Hatching_20_91" draw:display-name="Hatching 9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11T18:46:06.30</meta:creation-date>
    <meta:editing-duration>P8DT9H35M46S</meta:editing-duration>
    <meta:editing-cycles>11</meta:editing-cycles>
    <meta:generator>LibreOffice/3.4$Win32 LibreOffice_project/340m1$Build-203</meta:generator>
    <meta:print-date>2013-11-21T14:45:06.67</meta:print-date>
    <dc:date>2014-05-07T08:36:47.25</dc:date>
    <meta:document-statistic meta:object-count="187"/>
  </office:meta>
</office:document-meta>
</file>